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mbria Math" svg:font-family="'Cambria Math'"/>
    <style:font-face style:name="Cambria1" svg:font-family="Cambria, serif"/>
    <style:font-face style:name="Mangal1" svg:font-family="Mangal"/>
    <style:font-face style:name="OpenSymbol" svg:font-family="OpenSymbol"/>
    <style:font-face style:name="Times New Roman2" svg:font-family="'Times New Roman', serif"/>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28cm" fo:break-before="auto" fo:break-after="auto" table:align="margins"/>
    </style:style>
    <style:style style:name="Table1.A" style:family="table-column">
      <style:table-column-properties style:column-width="6.239cm" style:rel-column-width="14601*"/>
    </style:style>
    <style:style style:name="Table1.B" style:family="table-column">
      <style:table-column-properties style:column-width="21.761cm" style:rel-column-width="50934*"/>
    </style:style>
    <style:style style:name="Table1.A1" style:family="table-cell">
      <style:table-cell-properties style:vertical-align="bottom" fo:padding="0.097cm" fo:border="none"/>
    </style:style>
    <style:style style:name="Table1.B1" style:family="table-cell">
      <style:table-cell-properties style:vertical-align="middle" fo:padding="0.097cm" fo:border="none"/>
    </style:style>
    <style:style style:name="Table1.A2" style:family="table-cell">
      <style:table-cell-properties style:vertical-align="" fo:padding="0.097cm" fo:border="none"/>
    </style:style>
    <style:style style:name="Table1.3" style:family="table-row">
      <style:table-row-properties style:min-row-height="0.011cm"/>
    </style:style>
    <style:style style:name="Table1.A4" style:family="table-cell">
      <style:table-cell-properties style:vertical-align="" fo:padding="0.097cm" fo:border-left="none" fo:border-right="none" fo:border-top="none" fo:border-bottom="0.002cm solid #000000"/>
    </style:style>
    <style:style style:name="Table1.B4" style:family="table-cell">
      <style:table-cell-properties style:vertical-align="middle" fo:padding="0.097cm" fo:border-left="none" fo:border-right="none" fo:border-top="none" fo:border-bottom="0.002cm solid #000000"/>
    </style:style>
    <style:style style:name="P1" style:family="paragraph" style:parent-style-name="Text_20_body">
      <style:paragraph-properties fo:margin-top="0cm" fo:margin-bottom="0.199cm" fo:line-height="150%"/>
      <style:text-properties style:font-name="Times New Roman" fo:font-size="12pt" style:font-size-asian="12pt" style:font-size-complex="12pt"/>
    </style:style>
    <style:style style:name="P2" style:family="paragraph" style:parent-style-name="Table_20_Contents">
      <style:paragraph-properties fo:text-align="center" style:justify-single-word="false"/>
      <style:text-properties style:font-name="Cambria" fo:font-size="12pt" style:font-name-asian="Times New Roman2" style:font-size-asian="12pt" style:font-name-complex="Times New Roman2" style:font-size-complex="12pt"/>
    </style:style>
    <style:style style:name="P3" style:family="paragraph" style:parent-style-name="Table_20_Contents">
      <style:paragraph-properties fo:text-align="center" style:justify-single-word="false"/>
      <style:text-properties style:font-name="Cambria" fo:font-size="10pt" style:font-name-asian="Times New Roman2" style:font-size-asian="10pt" style:font-name-complex="Times New Roman2" style:font-size-complex="10pt" style:text-overline-style="solid" style:text-overline-width="auto" style:text-overline-color="font-color"/>
    </style:style>
    <style:style style:name="P4" style:family="paragraph" style:parent-style-name="Text_20_body">
      <style:text-properties style:font-name="Cambria"/>
    </style:style>
    <style:style style:name="P5" style:family="paragraph" style:parent-style-name="Text_20_body">
      <style:text-properties style:font-name="Cambria" fo:language="ru" fo:country="RU"/>
    </style:style>
    <style:style style:name="P6" style:family="paragraph" style:parent-style-name="Standard">
      <style:paragraph-properties fo:margin-left="0cm" fo:margin-right="0cm" fo:text-align="justify" style:justify-single-word="false" fo:text-indent="1.501cm" style:auto-text-indent="false"/>
      <style:text-properties style:font-name="Cambria" fo:font-size="14pt" fo:language="ru" fo:country="RU" fo:font-weight="bold" style:font-size-asian="14pt" style:font-weight-asian="bold" style:font-size-complex="14pt" style:font-weight-complex="bold"/>
    </style:style>
    <style:style style:name="P7" style:family="paragraph" style:parent-style-name="Standard">
      <style:paragraph-properties fo:margin-left="0cm" fo:margin-right="0cm" fo:text-align="justify" style:justify-single-word="false" fo:text-indent="1.501cm" style:auto-text-indent="false"/>
      <style:text-properties style:font-name="Cambria" fo:font-size="14pt" fo:language="ru" fo:country="RU" fo:font-style="italic" fo:font-weight="normal" style:font-size-asian="14pt" style:font-style-asian="italic" style:font-weight-asian="normal" style:font-size-complex="14pt" style:font-style-complex="italic" style:font-weight-complex="normal"/>
    </style:style>
    <style:style style:name="P8" style:family="paragraph" style:parent-style-name="Standard">
      <style:paragraph-properties fo:margin-left="0cm" fo:margin-right="0cm" fo:text-align="justify" style:justify-single-word="false" fo:text-indent="1.501cm" style:auto-text-indent="false"/>
      <style:text-properties style:font-name="Cambria" fo:font-size="14pt" fo:language="ru" fo:country="RU"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cm" fo:margin-right="0cm" fo:text-align="justify" style:justify-single-word="false" fo:text-indent="1.501cm" style:auto-text-indent="false"/>
      <style:text-properties style:font-name="Cambria" fo:font-size="14pt" fo:language="ru" fo:country="RU"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cm" fo:margin-right="0cm" fo:text-align="justify" style:justify-single-word="false" fo:text-indent="1.501cm" style:auto-text-indent="false"/>
      <style:text-properties style:font-name="Cambria" fo:font-size="14pt" fo:language="ru" fo:country="RU" style:font-size-asian="14pt" style:font-size-complex="14pt"/>
    </style:style>
    <style:style style:name="P11" style:family="paragraph" style:parent-style-name="Standard">
      <style:paragraph-properties fo:margin-left="0cm" fo:margin-right="0cm" fo:text-align="justify" style:justify-single-word="false" fo:text-indent="1.501cm" style:auto-text-indent="false"/>
      <style:text-properties style:font-name="Cambria" fo:font-size="14pt" fo:language="en" fo:country="US" fo:font-style="italic" fo:font-weight="normal" style:font-size-asian="14pt" style:font-style-asian="italic" style:font-weight-asian="normal" style:font-size-complex="14pt" style:font-style-complex="italic" style:font-weight-complex="normal"/>
    </style:style>
    <style:style style:name="P12" style:family="paragraph" style:parent-style-name="Standard">
      <style:paragraph-properties fo:margin-left="0cm" fo:margin-right="0cm" fo:text-align="justify" style:justify-single-word="false" fo:text-indent="1.501cm" style:auto-text-indent="false"/>
      <style:text-properties style:font-name="Cambria" fo:font-size="14pt" fo:language="en" fo:country="US" style:font-size-asian="14pt" style:font-size-complex="14pt"/>
    </style:style>
    <style:style style:name="P13" style:family="paragraph" style:parent-style-name="Standard">
      <style:paragraph-properties fo:margin-left="0cm" fo:margin-right="0cm" fo:text-align="justify" style:justify-single-word="false" fo:text-indent="1.501cm" style:auto-text-indent="false"/>
    </style:style>
    <style:style style:name="P14" style:family="paragraph" style:parent-style-name="Standard">
      <style:paragraph-properties fo:margin-left="0cm" fo:margin-right="0cm" fo:text-align="center" style:justify-single-word="false" fo:text-indent="1.501cm" style:auto-text-indent="false"/>
      <style:text-properties fo:font-variant="normal" fo:text-transform="none" fo:color="#252525" style:font-name="Cambria" fo:font-size="14pt" fo:letter-spacing="normal" fo:language="ru" fo:country="RU" fo:font-style="normal" fo:font-weight="normal" style:font-size-asian="14pt" style:font-size-complex="14pt"/>
    </style:style>
    <style:style style:name="P15" style:family="paragraph" style:parent-style-name="Standard">
      <style:paragraph-properties fo:margin-left="0cm" fo:margin-right="0cm" fo:text-align="justify" style:justify-single-word="false" fo:text-indent="1.501cm" style:auto-text-indent="false"/>
      <style:text-properties fo:font-variant="normal" fo:text-transform="none" fo:color="#252525" style:font-name="Cambria" fo:font-size="14pt" fo:letter-spacing="normal" fo:language="ru" fo:country="RU" fo:font-style="normal" fo:font-weight="normal" style:font-size-asian="14pt" style:font-size-complex="14pt"/>
    </style:style>
    <style:style style:name="P16" style:family="paragraph" style:parent-style-name="Text_20_body">
      <style:paragraph-properties fo:margin-left="0cm" fo:margin-right="0cm" fo:margin-top="0cm" fo:margin-bottom="0.199cm" fo:line-height="100%" fo:text-align="start" style:justify-single-word="false" fo:text-indent="1.501cm" style:auto-text-indent="false"/>
    </style:style>
    <style:style style:name="P17" style:family="paragraph" style:parent-style-name="Text_20_body">
      <style:paragraph-properties fo:margin-left="0cm" fo:margin-right="0cm" fo:margin-top="0cm" fo:margin-bottom="0.199cm" fo:line-height="100%" fo:text-align="center" style:justify-single-word="false" fo:text-indent="1.501cm" style:auto-text-indent="false"/>
    </style:style>
    <style:style style:name="P18" style:family="paragraph" style:parent-style-name="Text_20_body">
      <style:paragraph-properties fo:margin-left="0cm" fo:margin-right="0cm" fo:margin-top="0cm" fo:margin-bottom="0.199cm" fo:line-height="100%" fo:text-align="center" style:justify-single-word="false" fo:text-indent="1.501cm" style:auto-text-indent="false"/>
      <style:text-properties style:font-name="Cambria" fo:font-size="14pt" fo:language="ru" fo:country="RU" fo:font-weight="normal" fo:background-color="#ffff00" style:font-size-asian="14pt" style:font-weight-asian="normal" style:font-size-complex="14pt" style:font-weight-complex="normal"/>
    </style:style>
    <style:style style:name="P19" style:family="paragraph" style:parent-style-name="Text_20_body">
      <style:paragraph-properties fo:margin-left="0cm" fo:margin-right="0cm" fo:margin-top="0cm" fo:margin-bottom="0.199cm" fo:line-height="100%" fo:text-align="justify" style:justify-single-word="false" fo:text-indent="1.501cm" style:auto-text-indent="false"/>
      <style:text-properties style:font-name="Cambria" fo:font-size="14pt" fo:language="ru" fo:country="RU" fo:font-weight="normal" style:font-size-asian="14pt" style:font-weight-asian="normal" style:font-size-complex="14pt" style:font-weight-complex="normal"/>
    </style:style>
    <style:style style:name="P20" style:family="paragraph" style:parent-style-name="Text_20_body">
      <style:paragraph-properties fo:margin-left="0cm" fo:margin-right="0cm" fo:margin-top="0cm" fo:margin-bottom="0.199cm" fo:line-height="100%" fo:text-align="center" style:justify-single-word="false" fo:text-indent="1.501cm" style:auto-text-indent="false"/>
      <style:text-properties style:font-name="Cambria" fo:language="ru" fo:country="RU" fo:font-weight="normal" style:font-size-asian="14pt" style:font-weight-asian="normal" style:font-size-complex="14pt" style:font-weight-complex="normal"/>
    </style:style>
    <style:style style:name="P21" style:family="paragraph" style:parent-style-name="Text_20_body">
      <style:paragraph-properties fo:margin-left="0cm" fo:margin-right="0cm" fo:margin-top="0cm" fo:margin-bottom="0.199cm" fo:line-height="100%" fo:text-align="start" style:justify-single-word="false" fo:text-indent="1.501cm" style:auto-text-indent="false"/>
      <style:text-properties fo:language="en" fo:country="US" fo:font-style="italic" style:font-style-asian="italic" style:font-style-complex="italic"/>
    </style:style>
    <style:style style:name="P22" style:family="paragraph" style:parent-style-name="Text_20_body">
      <style:paragraph-properties fo:margin-left="0cm" fo:margin-right="0cm" fo:margin-top="0cm" fo:margin-bottom="0.199cm" fo:line-height="100%" fo:text-align="start" style:justify-single-word="false" fo:text-indent="1.501cm" style:auto-text-indent="false"/>
      <style:text-properties fo:color="#000000" style:font-name="Cambria" fo:language="ru" fo:country="RU" fo:font-weight="normal" fo:background-color="transparent" style:font-size-asian="14pt" style:font-weight-asian="normal" style:font-size-complex="14pt" style:font-weight-complex="normal"/>
    </style:style>
    <style:style style:name="P23" style:family="paragraph" style:parent-style-name="Text_20_body">
      <style:paragraph-properties fo:margin-left="0cm" fo:margin-right="0cm" fo:margin-top="0cm" fo:margin-bottom="0.199cm" fo:line-height="100%" fo:text-align="center" style:justify-single-word="false" fo:text-indent="1.501cm" style:auto-text-indent="false"/>
      <style:text-properties fo:color="#000000" style:font-name="Cambria" fo:font-size="14pt" fo:language="ru" fo:country="RU" fo:font-weight="normal" fo:background-color="transparent" style:font-size-asian="14pt" style:font-weight-asian="normal" style:font-size-complex="14pt" style:font-weight-complex="normal"/>
    </style:style>
    <style:style style:name="P24" style:family="paragraph" style:parent-style-name="Text_20_body">
      <style:paragraph-properties fo:margin-left="0cm" fo:margin-right="0cm" fo:margin-top="0cm" fo:margin-bottom="0.199cm" fo:line-height="100%" fo:text-align="start" style:justify-single-word="false" fo:text-indent="1.501cm" style:auto-text-indent="false"/>
      <style:text-properties fo:color="#000000" style:text-position="0% 100%" style:font-name="Cambria" fo:language="ru" fo:country="RU" fo:font-weight="normal" fo:background-color="transparent" style:font-name-asian="Cambria Math" style:font-size-asian="14pt" style:font-weight-asian="normal" style:font-name-complex="Cambria Math" style:font-size-complex="14pt" style:font-weight-complex="normal"/>
    </style:style>
    <style:style style:name="P25" style:family="paragraph" style:parent-style-name="Text_20_body">
      <style:paragraph-properties fo:margin-left="0cm" fo:margin-right="0cm" fo:margin-top="0cm" fo:margin-bottom="0.199cm" fo:line-height="100%" fo:text-align="center" style:justify-single-word="false" fo:text-indent="1.501cm" style:auto-text-indent="false"/>
      <style:text-properties fo:color="#000000" style:text-position="0% 100%" style:font-name="Cambria" fo:language="ru" fo:country="RU" fo:font-style="normal" fo:font-weight="normal" fo:background-color="transparent" style:font-name-asian="Cambria Math" style:font-size-asian="14pt" style:font-style-asian="normal" style:font-weight-asian="normal" style:font-name-complex="Cambria Math" style:font-size-complex="14pt" style:font-style-complex="normal" style:font-weight-complex="normal"/>
    </style:style>
    <style:style style:name="P26" style:family="paragraph" style:parent-style-name="Text_20_body">
      <style:paragraph-properties fo:margin-left="0cm" fo:margin-right="0cm" fo:margin-top="0cm" fo:margin-bottom="0.199cm" fo:line-height="100%" fo:text-align="justify" style:justify-single-word="false" fo:text-indent="1.501cm" style:auto-text-indent="false"/>
      <style:text-properties fo:color="#000000" style:text-position="0% 100%" style:font-name="Cambria" fo:language="ru" fo:country="RU" fo:font-style="normal" fo:font-weight="normal" fo:background-color="transparent" style:font-name-asian="Cambria Math" style:font-size-asian="14pt" style:font-style-asian="normal" style:font-weight-asian="normal" style:font-name-complex="Cambria Math" style:font-size-complex="14pt" style:font-style-complex="normal" style:font-weight-complex="normal"/>
    </style:style>
    <style:style style:name="P27" style:family="paragraph" style:parent-style-name="Text_20_body">
      <style:paragraph-properties fo:margin-left="0cm" fo:margin-right="0cm" fo:margin-top="0cm" fo:margin-bottom="0.199cm" fo:line-height="100%" fo:text-align="center" style:justify-single-word="false" fo:text-indent="1.501cm" style:auto-text-indent="false"/>
      <style:text-properties fo:color="#000000" style:text-position="0% 100%" style:font-name="Cambria" fo:font-size="14pt" fo:language="ru" fo:country="RU" fo:font-weight="normal" fo:background-color="transparent" style:font-name-asian="Cambria Math" style:font-size-asian="14pt" style:font-weight-asian="normal" style:font-name-complex="Cambria Math" style:font-size-complex="14pt" style:font-weight-complex="normal"/>
    </style:style>
    <style:style style:name="P28" style:family="paragraph" style:parent-style-name="Text_20_body">
      <style:paragraph-properties fo:margin-left="0cm" fo:margin-right="0cm" fo:margin-top="0cm" fo:margin-bottom="0.199cm" fo:line-height="100%" fo:text-align="center" style:justify-single-word="false" fo:text-indent="1.501cm" style:auto-text-indent="false"/>
      <style:text-properties fo:color="#000000" style:text-position="0% 100%" style:font-name="Cambria" fo:font-size="14pt" fo:language="ru" fo:country="RU" fo:font-style="normal" fo:font-weight="normal" fo:background-color="transparent" style:font-name-asian="Cambria Math" style:font-size-asian="14pt" style:font-style-asian="normal" style:font-weight-asian="normal" style:font-name-complex="Cambria Math" style:font-size-complex="14pt" style:font-style-complex="normal" style:font-weight-complex="normal"/>
    </style:style>
    <style:style style:name="P29" style:family="paragraph" style:parent-style-name="Text_20_body">
      <style:paragraph-properties fo:margin-left="0cm" fo:margin-right="0cm" fo:margin-top="0cm" fo:margin-bottom="0.199cm" fo:line-height="100%" fo:text-align="center" style:justify-single-word="false" fo:text-indent="1.501cm" style:auto-text-indent="false">
        <style:tab-stops>
          <style:tab-stop style:position="13.381cm"/>
        </style:tab-stops>
      </style:paragraph-properties>
      <style:text-properties fo:color="#000000" style:text-position="0% 100%" style:font-name="Cambria" fo:font-size="14pt" fo:language="ru" fo:country="RU" fo:font-style="normal" fo:font-weight="normal" fo:background-color="transparent" style:font-name-asian="Cambria Math" style:font-size-asian="14pt" style:font-style-asian="normal" style:font-weight-asian="normal" style:font-name-complex="Cambria Math" style:font-size-complex="14pt" style:font-style-complex="normal" style:font-weight-complex="normal"/>
    </style:style>
    <style:style style:name="P30" style:family="paragraph" style:parent-style-name="Text_20_body">
      <style:paragraph-properties fo:margin-left="0cm" fo:margin-right="0cm" fo:margin-top="0cm" fo:margin-bottom="0.199cm" fo:line-height="100%" fo:text-align="justify" style:justify-single-word="false" fo:text-indent="1.501cm" style:auto-text-indent="false"/>
      <style:text-properties fo:color="#000000" style:text-position="0% 100%" style:font-name="Cambria" fo:font-size="14pt" fo:language="ru" fo:country="RU" fo:font-style="normal" fo:font-weight="normal" fo:background-color="transparent" style:font-name-asian="Cambria Math" style:font-size-asian="14pt" style:font-style-asian="normal" style:font-weight-asian="normal" style:font-name-complex="Cambria Math" style:font-size-complex="14pt" style:font-style-complex="normal" style:font-weight-complex="normal"/>
    </style:style>
    <style:style style:name="P31" style:family="paragraph" style:parent-style-name="Text_20_body">
      <style:paragraph-properties fo:margin-left="0cm" fo:margin-right="0cm" fo:margin-top="0cm" fo:margin-bottom="0.199cm" fo:line-height="100%" fo:text-align="justify" style:justify-single-word="false" fo:text-indent="1.501cm" style:auto-text-indent="false"/>
      <style:text-properties fo:color="#000000" style:font-name="Times New Roman2" fo:font-size="14pt" fo:language="ru" fo:country="RU" fo:font-weight="normal" fo:background-color="transparent" style:font-size-asian="14pt" style:font-weight-asian="normal" style:font-size-complex="14pt" style:font-weight-complex="normal"/>
    </style:style>
    <style:style style:name="P32" style:family="paragraph" style:parent-style-name="Standard">
      <style:paragraph-properties fo:margin-left="0cm" fo:margin-right="0cm" fo:margin-top="0cm" fo:margin-bottom="0.199cm" fo:line-height="100%" fo:text-align="center" style:justify-single-word="false" fo:text-indent="1.501cm" style:auto-text-indent="false"/>
      <style:text-properties fo:color="#000000" style:text-position="0% 100%" style:font-name="Cambria" fo:font-size="14pt" fo:language="ru" fo:country="RU" fo:font-style="normal" fo:font-weight="bold" fo:background-color="transparent" style:font-name-asian="Cambria Math" style:font-size-asian="14pt" style:font-style-asian="normal" style:font-weight-asian="bold" style:font-name-complex="Cambria Math" style:font-size-complex="14pt" style:font-style-complex="normal" style:font-weight-complex="bold"/>
    </style:style>
    <style:style style:name="P33" style:family="paragraph" style:parent-style-name="Standard">
      <style:paragraph-properties fo:margin-left="0cm" fo:margin-right="0cm" fo:margin-top="0cm" fo:margin-bottom="0.199cm" fo:line-height="100%" fo:text-align="justify" style:justify-single-word="false" fo:text-indent="1.501cm" style:auto-text-indent="false"/>
      <style:text-properties fo:color="#000000" style:text-position="0% 100%" style:font-name="Cambria" fo:font-size="14pt" fo:language="ru" fo:country="RU" fo:font-style="normal" fo:font-weight="bold" fo:background-color="transparent" style:font-name-asian="Cambria Math" style:font-size-asian="14pt" style:font-style-asian="normal" style:font-weight-asian="bold" style:font-name-complex="Cambria Math" style:font-size-complex="14pt" style:font-style-complex="normal" style:font-weight-complex="bold"/>
    </style:style>
    <style:style style:name="P34" style:family="paragraph" style:parent-style-name="Text_20_body">
      <style:paragraph-properties fo:margin-left="0cm" fo:margin-right="0cm" fo:line-height="100%" fo:text-align="justify" style:justify-single-word="false" fo:text-indent="1.501cm" style:auto-text-indent="false"/>
      <style:text-properties style:font-name="Cambria1" fo:font-size="14pt"/>
    </style:style>
    <style:style style:name="P35" style:family="paragraph" style:parent-style-name="Text_20_body">
      <style:paragraph-properties fo:margin-left="0cm" fo:margin-right="0cm" fo:line-height="100%" fo:text-align="justify" style:justify-single-word="false" fo:text-indent="1.501cm" style:auto-text-indent="false"/>
      <style:text-properties style:font-name="Cambria1"/>
    </style:style>
    <style:style style:name="P36" style:family="paragraph" style:parent-style-name="Text_20_body">
      <style:paragraph-properties fo:margin-left="0cm" fo:margin-right="0cm" fo:line-height="100%" fo:text-align="justify" style:justify-single-word="false" fo:text-indent="1.501cm" style:auto-text-indent="false"/>
      <style:text-properties fo:color="#000000" style:font-name="Cambria1"/>
    </style:style>
    <style:style style:name="P37" style:family="paragraph" style:parent-style-name="Text_20_body">
      <style:paragraph-properties fo:margin-left="0cm" fo:margin-right="0cm" fo:line-height="100%" fo:text-align="justify" style:justify-single-word="false" fo:text-indent="1.501cm" style:auto-text-indent="false"/>
      <style:text-properties fo:color="#000000" style:font-name="Cambria1" fo:language="ru" fo:country="RU" fo:font-weight="normal" style:font-size-asian="14pt" style:font-weight-asian="normal" style:font-size-complex="14pt" style:font-weight-complex="normal"/>
    </style:style>
    <style:style style:name="P38" style:family="paragraph" style:parent-style-name="Text_20_body">
      <style:paragraph-properties fo:margin-left="0cm" fo:margin-right="0cm" fo:line-height="100%" fo:text-align="justify" style:justify-single-word="false" fo:text-indent="1.501cm" style:auto-text-indent="false"/>
      <style:text-properties fo:color="#000000" style:text-position="0% 100%" style:font-name="Cambria" fo:font-style="normal" style:font-name-asian="Cambria Math" style:font-style-asian="normal" style:font-name-complex="Cambria Math" style:font-style-complex="normal"/>
    </style:style>
    <style:style style:name="P39" style:family="paragraph" style:parent-style-name="Text_20_body">
      <style:paragraph-properties fo:margin-left="0cm" fo:margin-right="0cm" fo:line-height="100%" fo:text-align="justify" style:justify-single-word="false" fo:text-indent="1.501cm" style:auto-text-indent="false"/>
      <style:text-properties fo:color="#000000" style:font-name="Cambria"/>
    </style:style>
    <style:style style:name="P40" style:family="paragraph" style:parent-style-name="Standard">
      <style:paragraph-properties fo:margin-left="0cm" fo:margin-right="0cm" fo:text-align="start" style:justify-single-word="false" fo:text-indent="0cm" style:auto-text-indent="false"/>
      <style:text-properties fo:color="#0000cc" style:font-name="Cambria" fo:font-size="18pt" fo:language="ru" fo:country="RU" style:font-size-asian="18pt" style:font-size-complex="18pt"/>
    </style:style>
    <style:style style:name="P41" style:family="paragraph" style:parent-style-name="Text_20_body">
      <style:paragraph-properties fo:margin-left="0.106cm" fo:margin-right="0.106cm" fo:margin-top="0cm" fo:margin-bottom="0.199cm" fo:line-height="100%" fo:text-align="center" style:justify-single-word="false" fo:text-indent="0cm" style:auto-text-indent="false"/>
      <style:text-properties style:font-name="Cambria" fo:font-size="14pt" fo:language="ru" fo:country="RU" fo:font-weight="normal" style:font-size-asian="14pt" style:font-weight-asian="normal" style:font-size-complex="14pt" style:font-weight-complex="normal"/>
    </style:style>
    <style:style style:name="P42" style:family="paragraph" style:parent-style-name="Text_20_body">
      <style:paragraph-properties fo:margin-left="0cm" fo:margin-right="0cm" fo:margin-top="0cm" fo:margin-bottom="0.199cm" fo:line-height="100%" fo:text-align="center" style:justify-single-word="false" fo:text-indent="1.501cm" style:auto-text-indent="false"/>
      <style:text-properties fo:color="#000000" style:text-position="0% 100%" style:font-name="Cambria" fo:font-size="14pt" fo:language="ru" fo:country="RU" fo:font-style="normal" fo:font-weight="normal" fo:background-color="transparent" style:font-name-asian="Cambria Math" style:font-size-asian="14pt" style:font-style-asian="normal" style:font-weight-asian="normal" style:font-name-complex="Cambria Math" style:font-size-complex="14pt" style:font-style-complex="normal" style:font-weight-complex="normal"/>
    </style:style>
    <style:style style:name="P43" style:family="paragraph" style:parent-style-name="Text_20_body">
      <style:paragraph-properties fo:margin-left="0cm" fo:margin-right="0cm" fo:margin-top="0cm" fo:margin-bottom="0.199cm" fo:line-height="100%" fo:text-align="justify" style:justify-single-word="false" fo:text-indent="1.501cm" style:auto-text-indent="false"/>
      <style:text-properties fo:color="#000000" style:text-position="0% 100%" style:font-name="Cambria" fo:font-size="14pt" fo:language="ru" fo:country="RU" fo:font-style="normal" fo:font-weight="normal" fo:background-color="transparent" style:font-name-asian="Cambria Math" style:font-size-asian="14pt" style:font-style-asian="normal" style:font-weight-asian="normal" style:font-name-complex="Cambria Math" style:font-size-complex="14pt" style:font-style-complex="normal" style:font-weight-complex="normal"/>
    </style:style>
    <style:style style:name="T1" style:family="text">
      <style:text-properties style:font-name="Cambria" fo:font-size="14pt"/>
    </style:style>
    <style:style style:name="T2" style:family="text">
      <style:text-properties style:font-name="Cambria" fo:font-size="14pt" fo:language="ru" fo:country="RU"/>
    </style:style>
    <style:style style:name="T3" style:family="text">
      <style:text-properties style:font-name="Cambria" fo:font-size="14pt" fo:language="ru" fo:country="RU" style:font-size-asian="14pt" style:font-size-complex="14pt"/>
    </style:style>
    <style:style style:name="T4" style:family="text">
      <style:text-properties style:font-name="Cambria" fo:font-size="14pt" fo:language="ru" fo:country="RU" fo:font-style="italic" fo:font-weight="normal" style:font-size-asian="14pt" style:font-style-asian="italic" style:font-weight-asian="normal" style:font-size-complex="14pt" style:font-style-complex="italic" style:font-weight-complex="normal"/>
    </style:style>
    <style:style style:name="T5" style:family="text">
      <style:text-properties style:font-name="Cambria" fo:font-size="14pt" fo:language="ru" fo:country="RU" fo:font-style="normal" fo:font-weight="normal" style:font-size-asian="14pt" style:font-style-asian="normal" style:font-weight-asian="normal" style:font-size-complex="14pt" style:font-style-complex="normal" style:font-weight-complex="normal"/>
    </style:style>
    <style:style style:name="T6" style:family="text">
      <style:text-properties style:font-name="Cambria" fo:font-size="14pt" fo:language="en" fo:country="US"/>
    </style:style>
    <style:style style:name="T7" style:family="text">
      <style:text-properties style:font-name="Cambria" fo:font-size="14pt" fo:language="en" fo:country="US" fo:font-style="normal" fo:font-weight="normal" style:font-size-asian="14pt" style:font-style-asian="normal" style:font-weight-asian="normal" style:font-size-complex="14pt" style:font-style-complex="normal" style:font-weight-complex="normal"/>
    </style:style>
    <style:style style:name="T8" style:family="text">
      <style:text-properties style:font-name="Cambria" fo:font-size="14pt" fo:language="en" fo:country="US" fo:font-style="italic" fo:font-weight="normal" style:font-size-asian="14pt" style:font-style-asian="italic" style:font-weight-asian="normal" style:font-size-complex="14pt" style:font-style-complex="italic" style:font-weight-complex="normal"/>
    </style:style>
    <style:style style:name="T9" style:family="text">
      <style:text-properties fo:font-style="italic" style:font-style-asian="italic" style:font-style-complex="italic"/>
    </style:style>
    <style:style style:name="T10" style:family="text">
      <style:text-properties fo:background-color="transparent"/>
    </style:style>
    <style:style style:name="T11" style:family="text">
      <style:text-properties fo:language="ru" fo:country="RU"/>
    </style:style>
    <style:style style:name="T12" style:family="text">
      <style:text-properties fo:language="ru" fo:country="RU" fo:font-style="normal" style:font-style-asian="normal" style:font-style-complex="normal"/>
    </style:style>
    <style:style style:name="T13" style:family="text">
      <style:text-properties fo:language="ru" fo:country="RU" fo:font-style="normal" fo:font-weight="normal" style:font-size-asian="14pt" style:font-style-asian="normal" style:font-weight-asian="normal" style:font-size-complex="14pt" style:font-style-complex="normal" style:font-weight-complex="normal"/>
    </style:style>
    <style:style style:name="T14" style:family="text">
      <style:text-properties fo:font-style="normal" style:font-style-asian="normal" style:font-style-complex="normal"/>
    </style:style>
    <style:style style:name="T15" style:family="text">
      <style:text-properties fo:font-style="normal" fo:background-color="transparent" style:font-style-asian="normal" style:font-style-complex="normal"/>
    </style:style>
    <style:style style:name="T16" style:family="text">
      <style:text-properties fo:language="en" fo:country="US"/>
    </style:style>
    <style:style style:name="T17" style:family="text">
      <style:text-properties fo:language="en" fo:country="US" fo:font-style="italic" fo:font-weight="normal" style:font-size-asian="14pt" style:font-style-asian="italic" style:font-weight-asian="normal" style:font-size-complex="14pt" style:font-style-complex="italic" style:font-weight-complex="normal"/>
    </style:style>
    <style:style style:name="T18" style:family="text">
      <style:text-properties fo:language="en" fo:country="US" fo:font-style="normal" style:font-style-asian="normal" style:font-style-complex="normal"/>
    </style:style>
    <style:style style:name="T19" style:family="text">
      <style:text-properties fo:font-variant="normal" fo:text-transform="none" fo:color="#252525" style:font-name="Cambria" fo:font-size="14pt" fo:letter-spacing="normal" fo:language="ru" fo:country="RU" style:font-size-asian="14pt" style:font-size-complex="14pt"/>
    </style:style>
    <style:style style:name="T20" style:family="text">
      <style:text-properties fo:font-variant="normal" fo:text-transform="none" fo:color="#252525" style:font-name="Cambria" fo:font-size="14pt" fo:letter-spacing="normal" fo:language="ru" fo:country="RU" fo:font-style="normal" fo:font-weight="normal" style:font-size-asian="14pt" style:font-size-complex="14pt"/>
    </style:style>
    <style:style style:name="T21" style:family="text">
      <style:text-properties fo:color="#000000"/>
    </style:style>
    <style:style style:name="T22" style:family="text">
      <style:text-properties fo:color="#000000" style:font-name="Cambria" fo:font-size="14pt" fo:language="ru" fo:country="RU" fo:font-weight="normal" fo:background-color="transparent" style:font-size-asian="14pt" style:font-weight-asian="normal" style:font-size-complex="14pt" style:font-weight-complex="normal"/>
    </style:style>
    <style:style style:name="T23" style:family="text">
      <style:text-properties fo:color="#000000" style:font-name="Cambria" fo:font-size="14pt" fo:language="ru" fo:country="RU" fo:font-weight="normal" fo:background-color="transparent" style:font-name-asian="Cambria Math" style:font-size-asian="14pt" style:font-weight-asian="normal" style:font-name-complex="Cambria Math" style:font-size-complex="14pt" style:font-weight-complex="normal"/>
    </style:style>
    <style:style style:name="T24" style:family="text">
      <style:text-properties fo:color="#000000" style:font-name="Cambria" fo:font-size="14pt" fo:language="ru" fo:country="RU" fo:font-style="italic" fo:font-weight="normal" fo:background-color="transparent" style:font-size-asian="14pt" style:font-style-asian="italic" style:font-weight-asian="normal" style:font-size-complex="14pt" style:font-style-complex="italic" style:font-weight-complex="normal"/>
    </style:style>
    <style:style style:name="T25" style:family="text">
      <style:text-properties fo:color="#000000" style:font-name="Cambria" fo:font-size="14pt" fo:language="en" fo:country="US" fo:font-weight="normal" fo:background-color="transparent" style:font-size-asian="14pt" style:font-weight-asian="normal" style:font-size-complex="14pt" style:font-weight-complex="normal"/>
    </style:style>
    <style:style style:name="T26" style:family="text">
      <style:text-properties fo:color="#000000" style:font-name="Cambria" fo:font-size="14pt" fo:language="en" fo:country="US" fo:font-weight="normal" fo:background-color="transparent" style:font-name-asian="Cambria Math" style:font-size-asian="14pt" style:font-weight-asian="normal" style:font-name-complex="Cambria Math" style:font-size-complex="14pt" style:font-weight-complex="normal"/>
    </style:style>
    <style:style style:name="T27" style:family="text">
      <style:text-properties fo:color="#000000" style:font-name="Cambria" fo:language="ru" fo:country="RU" fo:font-weight="normal" fo:background-color="transparent" style:font-size-asian="14pt" style:font-weight-asian="normal" style:font-size-complex="14pt" style:font-weight-complex="normal"/>
    </style:style>
    <style:style style:name="T28" style:family="text">
      <style:text-properties fo:color="#000000" style:text-position="sub 58%" style:font-name="Cambria" fo:font-size="14pt" fo:language="ru" fo:country="RU" fo:font-weight="normal" fo:background-color="transparent" style:font-name-asian="Cambria Math" style:font-size-asian="14pt" style:font-weight-asian="normal" style:font-name-complex="Cambria Math" style:font-size-complex="14pt" style:font-weight-complex="normal"/>
    </style:style>
    <style:style style:name="T29" style:family="text">
      <style:text-properties fo:color="#000000" style:text-position="sub 58%" style:font-name="Cambria" fo:font-size="14pt" fo:language="en" fo:country="US" fo:font-weight="normal" fo:background-color="transparent" style:font-size-asian="14pt" style:font-weight-asian="normal" style:font-size-complex="14pt" style:font-weight-complex="normal"/>
    </style:style>
    <style:style style:name="T30" style:family="text">
      <style:text-properties fo:color="#000000" style:text-position="sub 58%" style:font-name="Cambria" fo:font-size="14pt" fo:language="en" fo:country="US" fo:font-weight="normal" fo:background-color="transparent" style:font-name-asian="Cambria Math" style:font-size-asian="14pt" style:font-weight-asian="normal" style:font-name-complex="Cambria Math" style:font-size-complex="14pt" style:font-weight-complex="normal"/>
    </style:style>
    <style:style style:name="T31" style:family="text">
      <style:text-properties fo:color="#000000" style:text-position="sub 58%" fo:language="en" fo:country="US" fo:font-style="normal" fo:background-color="transparent" style:font-style-asian="normal" style:font-style-complex="normal"/>
    </style:style>
    <style:style style:name="T32" style:family="text">
      <style:text-properties fo:color="#000000" style:text-position="sub 58%" fo:font-style="normal" fo:background-color="transparent" style:font-style-asian="normal" style:font-style-complex="normal"/>
    </style:style>
    <style:style style:name="T33" style:family="text">
      <style:text-properties fo:color="#000000" style:text-position="0% 100%" style:font-name="Cambria" fo:font-size="14pt" fo:language="ru" fo:country="RU" fo:font-weight="normal" fo:background-color="transparent" style:font-name-asian="Cambria Math" style:font-size-asian="14pt" style:font-weight-asian="normal" style:font-name-complex="Cambria Math" style:font-size-complex="14pt" style:font-weight-complex="normal"/>
    </style:style>
    <style:style style:name="T34" style:family="text">
      <style:text-properties fo:color="#000000" style:text-position="0% 100%" style:font-name="Cambria" fo:font-size="14pt" fo:language="ru" fo:country="RU" fo:font-style="normal" fo:font-weight="normal" fo:background-color="transparent" style:font-name-asian="Cambria Math" style:font-size-asian="14pt" style:font-style-asian="normal" style:font-weight-asian="normal" style:font-name-complex="Cambria Math" style:font-size-complex="14pt" style:font-style-complex="normal" style:font-weight-complex="normal"/>
    </style:style>
    <style:style style:name="T35" style:family="text">
      <style:text-properties fo:color="#000000" style:text-position="0% 100%" style:font-name="Cambria" fo:font-size="14pt" fo:language="ru" fo:country="RU" fo:font-style="italic" fo:font-weight="normal" fo:background-color="transparent" style:font-name-asian="Cambria Math" style:font-size-asian="14pt" style:font-style-asian="italic" style:font-weight-asian="normal" style:font-name-complex="Cambria Math" style:font-size-complex="14pt" style:font-style-complex="italic" style:font-weight-complex="normal"/>
    </style:style>
    <style:style style:name="T36" style:family="text">
      <style:text-properties fo:color="#000000" style:text-position="0% 100%" style:font-name="Cambria" fo:font-size="14pt" fo:language="en" fo:country="US" fo:font-weight="normal" fo:background-color="transparent" style:font-name-asian="Cambria Math" style:font-size-asian="14pt" style:font-weight-asian="normal" style:font-name-complex="Cambria Math" style:font-size-complex="14pt" style:font-weight-complex="normal"/>
    </style:style>
    <style:style style:name="T37" style:family="text">
      <style:text-properties fo:color="#000000" style:text-position="0% 100%" style:font-name="Cambria" fo:font-size="14pt" fo:language="en" fo:country="US" fo:font-style="italic" fo:font-weight="normal" fo:background-color="transparent" style:font-name-asian="Cambria Math" style:font-size-asian="14pt" style:font-weight-asian="normal" style:font-name-complex="Cambria Math" style:font-size-complex="14pt" style:font-weight-complex="normal"/>
    </style:style>
    <style:style style:name="T38" style:family="text">
      <style:text-properties fo:color="#000000" style:text-position="0% 100%" style:font-name="Cambria" fo:font-size="14pt" fo:language="en" fo:country="US" fo:font-style="italic" fo:font-weight="normal" fo:background-color="transparent" style:font-name-asian="Cambria Math" style:font-size-asian="14pt" style:font-style-asian="italic" style:font-weight-asian="normal" style:font-name-complex="Cambria Math" style:font-size-complex="14pt" style:font-style-complex="italic" style:font-weight-complex="normal"/>
    </style:style>
    <style:style style:name="T39" style:family="text">
      <style:text-properties fo:color="#000000" style:text-position="0% 100%" style:font-name="Cambria" fo:language="ru" fo:country="RU" fo:font-style="normal" fo:font-weight="normal" fo:background-color="transparent" style:font-name-asian="Cambria Math" style:font-size-asian="14pt" style:font-style-asian="normal" style:font-weight-asian="normal" style:font-name-complex="Cambria Math" style:font-size-complex="14pt" style:font-style-complex="normal" style:font-weight-complex="normal"/>
    </style:style>
    <style:style style:name="T40" style:family="text">
      <style:text-properties fo:color="#000000" style:text-position="0% 100%" style:font-name="Cambria" fo:language="en" fo:country="US" fo:font-style="normal" fo:font-weight="normal" fo:background-color="transparent" style:font-name-asian="Cambria Math" style:font-size-asian="14pt" style:font-style-asian="normal" style:font-weight-asian="normal" style:font-name-complex="Cambria Math" style:font-size-complex="14pt" style:font-style-complex="normal" style:font-weight-complex="normal"/>
    </style:style>
    <style:style style:name="T41" style:family="text">
      <style:text-properties fo:color="#000000" style:text-position="0% 100%" fo:font-size="14pt" fo:language="ru" fo:country="RU" fo:font-weight="normal" fo:background-color="transparent" style:font-name-asian="Cambria Math" style:font-size-asian="14pt" style:font-weight-asian="normal" style:font-name-complex="Cambria Math" style:font-size-complex="14pt" style:font-weight-complex="normal"/>
    </style:style>
    <style:style style:name="T42" style:family="text">
      <style:text-properties fo:color="#000000" style:text-position="0% 100%" fo:font-style="normal" fo:background-color="transparent" style:font-style-asian="normal" style:font-style-complex="normal"/>
    </style:style>
    <style:style style:name="T43" style:family="text">
      <style:text-properties fo:color="#000000" style:text-position="0% 100%" fo:font-style="normal" fo:background-color="transparent" style:font-name-asian="Cambria Math" style:font-style-asian="normal" style:font-name-complex="Cambria Math" style:font-style-complex="normal"/>
    </style:style>
    <style:style style:name="T44" style:family="text">
      <style:text-properties fo:color="#000000" style:text-position="0% 100%" fo:language="en" fo:country="US" fo:font-style="normal" fo:background-color="transparent" style:font-style-asian="normal" style:font-style-complex="normal"/>
    </style:style>
    <style:style style:name="T45" style:family="text">
      <style:text-properties fo:color="#000000" fo:font-style="normal" fo:background-color="transparent" style:font-style-asian="normal" style:font-style-complex="normal"/>
    </style:style>
    <style:style style:name="T46" style:family="text">
      <style:text-properties fo:color="#000000" fo:language="en" fo:country="US" fo:background-color="transparent" style:font-style-asian="normal" style:font-style-complex="normal"/>
    </style:style>
    <style:style style:name="T47" style:family="text">
      <style:text-properties fo:color="#000000" fo:font-size="14pt"/>
    </style:style>
    <style:style style:name="T48" style:family="text">
      <style:text-properties fo:font-size="14pt"/>
    </style:style>
    <style:style style:name="T49" style:family="text">
      <style:text-properties fo:font-size="14pt" style:font-name-asian="Cambria Math" style:font-name-complex="Cambria Math"/>
    </style:style>
    <style:style style:name="T50" style:family="text">
      <style:text-properties style:text-position="sub 58%" fo:font-size="14pt"/>
    </style:style>
    <style:style style:name="T51" style:family="text">
      <style:text-properties style:text-position="sub 58%" fo:font-size="14pt" style:font-name-asian="Cambria Math" style:font-name-complex="Cambria Math"/>
    </style:style>
    <style:style style:name="T52" style:family="text">
      <style:text-properties style:text-position="sub 58%" fo:font-size="14pt" fo:language="en" fo:country="US" style:font-name-asian="Cambria Math" style:font-name-complex="Cambria Math"/>
    </style:style>
    <style:style style:name="T53" style:family="text">
      <style:text-properties style:text-position="0% 100%" fo:font-size="14pt" style:font-name-asian="Cambria Math" style:font-name-complex="Cambria Math"/>
    </style:style>
    <style:style style:name="T54" style:family="text">
      <style:text-properties style:text-position="0% 100%" fo:font-size="14pt" fo:language="en" fo:country="US" style:font-name-asian="Cambria Math" style:font-name-complex="Cambria Math"/>
    </style:style>
    <style:style style:name="T55" style:family="text">
      <style:text-properties style:text-position="0% 100%" fo:font-size="14pt" fo:font-style="normal" style:font-name-asian="Cambria Math" style:font-style-asian="normal" style:font-name-complex="Cambria Math" style:font-style-complex="normal"/>
    </style:style>
    <style:style style:name="fr1"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2"><draw:frame draw:style-name="fr1" draw:name="Графический объект1" text:anchor-type="as-char" svg:width="0.93cm" svg:height="0.79cm" draw:z-index="1"><draw:image xlink:href="../images/3607.png" xlink:type="simple" xlink:show="embed" xlink:actuate="onLoad"/></draw:frame></text:p>
          </table:table-cell>
          <table:table-cell table:style-name="Table1.B1" office:value-type="string">
            <text:p text:style-name="P40">Цифровой фильтр</text:p>
          </table:table-cell>
        </table:table-row>
        <table:table-row>
          <table:table-cell table:style-name="Table1.A2" office:value-type="string">
            <text:p text:style-name="P3">в палитре</text:p>
          </table:table-cell>
          <table:table-cell table:style-name="Table1.B1" office:value-type="string">
            <text:p text:style-name="P5">|<text:span text:style-name="T10"> векторизован |</text:span></text:p>
          </table:table-cell>
        </table:table-row>
        <table:table-row table:style-name="Table1.3">
          <table:table-cell table:style-name="Table1.A1" office:value-type="string">
            <text:p text:style-name="P2"><draw:frame draw:style-name="fr2" draw:name="Графический объект2" text:anchor-type="as-char" svg:y="0cm" svg:width="2.99cm" svg:height="2.78cm" draw:z-index="0"><draw:image xlink:href="../images/3607s.png" xlink:type="simple" xlink:show="embed" xlink:actuate="onLoad"/></draw:frame></text:p>
          </table:table-cell>
          <table:table-cell table:style-name="Table1.A1" office:value-type="string">
            <text:p text:style-name="P4"/>
          </table:table-cell>
        </table:table-row>
        <table:table-row table:style-name="Table1.3">
          <table:table-cell table:style-name="Table1.A4" office:value-type="string">
            <text:p text:style-name="P3">на схеме</text:p>
          </table:table-cell>
          <table:table-cell table:style-name="Table1.B4" office:value-type="string">
            <text:p text:style-name="P4"/>
          </table:table-cell>
        </table:table-row>
        <table:table-row>
          <table:table-cell table:style-name="Table1.A2" table:number-columns-spanned="2" office:value-type="string">
            <text:p text:style-name="P13"><text:span text:style-name="T3">Блок «Цифровой фильтр» предназначен для фильтрации цифрового сигнала </text:span><text:span text:style-name="T19">с</text:span><text:span text:style-name="T20"> целью выделения или подавления определённых частот. Реализует модели следующих фильтров: эллиптический, Баттерворта, а также Чебышева 1-го и 2-го порядка. Передаточная функция фильтра имеет вид:</text:span></text:p>
            <text:p text:style-name="P14"><draw:frame draw:style-name="fr3" draw:name="Объект1" text:anchor-type="as-char" svg:width="8.147cm" svg:height="1.244cm" draw:z-index="2"><draw:object xlink:href="./Object 1" xlink:type="simple" xlink:show="embed" xlink:actuate="onLoad"/><draw:image xlink:href="./ObjectReplacements/Object 1" xlink:type="simple" xlink:show="embed" xlink:actuate="onLoad"/></draw:frame></text:p>
            <text:p text:style-name="P15">Блок векторизован. Это означает, что он может осуществлять параллельную фильтрацию сигналов, поступающих по нескольким входным каналам. Ниже перечислены параметры блока, необходимые для фильтрации одного сигнала. При подключении нескольких входных линий все параметры задаются в виде массивов соответствующих типов. </text:p>
            <text:p text:style-name="P6"/>
            <text:p text:style-name="P6">Входы:</text:p>
            <text:p text:style-name="P12"><text:span text:style-name="T9">DataInput</text:span> – <text:span text:style-name="T11">входной сигнал;</text:span></text:p>
            <text:p text:style-name="P12"><text:span text:style-name="T9">Sync</text:span><text:span text:style-name="T11"> – вход для синхроимпульсов;</text:span></text:p>
            <text:p text:style-name="P12"><text:span text:style-name="T9">Reset</text:span><text:span text:style-name="T11"> – вход для сигнала сброса;</text:span></text:p>
            <text:p text:style-name="P10"/>
            <text:p text:style-name="P6">Выходы:</text:p>
            <text:p text:style-name="P11">DataOut –<text:span text:style-name="T14"> </text:span><text:span text:style-name="T12">выходной отфильтрованный сигнал;</text:span></text:p>
            <text:p text:style-name="P9"/>
            <text:p text:style-name="P6">Свойства блока:</text:p>
            <text:p text:style-name="P7"><text:span text:style-name="T16">П</text:span>орядок фильтра <text:span text:style-name="T16">–</text:span><text:span text:style-name="T14"> целое число, максимальная степень комплексной переменной в передаточной функции фильтра;</text:span></text:p>
            <text:p text:style-name="P13"><text:span text:style-name="T4">Тип фильтра </text:span><text:span text:style-name="T8">–</text:span><text:span text:style-name="T4"> </text:span><text:span text:style-name="T5">“Нижних частот” – фильтр нижних частот, “Верхних частот” – фильтр верхних частот, </text:span><text:span text:style-name="T7">“</text:span><text:span text:style-name="T5">Полосовой” – полосовой фильтр или “Запирающий” – режекторный;</text:span></text:p>
            <text:p text:style-name="P13"><text:span text:style-name="T4">Частоты среза, Гц</text:span><text:span text:style-name="T5"> </text:span><text:span text:style-name="T7">–</text:span><text:span text:style-name="T5"> Число или вектор, состоящий из двух элементов. Частота среза – это частота, на которой амплитуда передаточной характеристики фильтра равна </text:span><text:span text:style-name="T5"><draw:frame draw:style-name="fr3" draw:name="Объект8" text:anchor-type="as-char" svg:width="0.771cm" svg:height="1.035cm" draw:z-index="5"><draw:object xlink:href="./Object 8" xlink:type="simple" xlink:show="embed" xlink:actuate="onLoad"/><draw:image xlink:href="./ObjectReplacements/Object 8" xlink:type="simple" xlink:show="embed" xlink:actuate="onLoad"/><svg:desc>формула</svg:desc></draw:frame></text:span><text:span text:style-name="T5"> . Значения частот среза задаются в Гц. Если частота среза одна, то будет синтезирован фильтр нижних или верхних частот, если частот среза две (вектор), то будет синтезирован полосовой или режекторный фильтр;</text:span></text:p>
            <text:p text:style-name="P7">Частоты дискретизации, Гц<text:span text:style-name="T14"> </text:span><text:span text:style-name="T18">–</text:span><text:span text:style-name="T14"> массив частот дискретизации фильтра, размерностью равной количеству реализуемых блоком фильтров;</text:span></text:p>
            <text:p text:style-name="P7">Пульсация в полосе пропускания, дБ<text:span text:style-name="T14"> </text:span><text:span text:style-name="T18">–</text:span><text:span text:style-name="T14"> массив величин пульсации АЧХ, размерностью равной количеству реализуемых блоком фильтров Чебышева;</text:span></text:p>
            <text:p text:style-name="P7">Класс фильтра<text:span text:style-name="T14"> </text:span><text:span text:style-name="T18">–</text:span><text:span text:style-name="T14"> способ синтеза коэффициентов передаточной функции фильтра. </text:span><text:span text:style-name="T10">Фильтр Баттерворта:</text:span><text:span text:style-name="T15"> обладает максимально гладкой АЧХ на частотах полосы пропускания, на частотах полосы задерживания она уменьшается практически до нуля. я</text:span><text:span text:style-name="T45">вляется единственным из фильтров, сохраняющим форму АЧХ для более высоких порядков (за исключением более крутого спада характеристики на полосе подавления) тогда как многие другие разновидности фильтров (фильтр Чебышева, эллиптический фильтр) имеют различные формы АЧХ при различных порядках. В сравнении с фильтрами Чебышёва I и II типов или эллиптическим фильтром, фильтр Баттерворта имеет более пологий </text:span><text:soft-page-break/><text:span text:style-name="T45">спад характеристики и поэтому должен иметь больший порядок для того, чтобы обеспечить нужные характеристики на частотах полосы подавления. </text:span><text:span text:style-name="T14">Выражение АЧХ фильтра Баттерворта </text:span><text:span text:style-name="T46">n</text:span><text:span text:style-name="T45">-го порядка выглядит следующим образом:</text:span></text:p>
            <text:p text:style-name="P23"><draw:frame draw:style-name="fr3" draw:name="Объект2" text:anchor-type="as-char" svg:width="3.687cm" svg:height="1.559cm" draw:z-index="6"><draw:object xlink:href="./Object 2" xlink:type="simple" xlink:show="embed" xlink:actuate="onLoad"/><draw:image xlink:href="./ObjectReplacements/Object 2" xlink:type="simple" xlink:show="embed" xlink:actuate="onLoad"/><svg:desc>формула</svg:desc></draw:frame></text:p>
            <text:p text:style-name="P22"><text:span text:style-name="T48">где n – порядок фильтра; </text:span><text:span text:style-name="T49">ω</text:span><text:span text:style-name="T51">с </text:span><text:span text:style-name="T53"><text:s/>- частоты среза, то есть частота, на которой амплитуда составляет -3дБ; </text:span><text:span text:style-name="T54">G</text:span><text:span text:style-name="T52">0 </text:span><text:span text:style-name="T54">- </text:span><text:span text:style-name="T53">коэффициент усиления по постоянной составляющей (усиление на нулевой частоте).</text:span></text:p>
            <text:p text:style-name="P16"><text:span text:style-name="T22">АЧХ фильтра Баттерворта обладает следующими свойствами: при любом порядке n значение АЧХ </text:span><text:span text:style-name="T25">G</text:span><text:span text:style-name="T29">b</text:span><text:span text:style-name="T25">(</text:span><text:span text:style-name="T23">ω</text:span><text:span text:style-name="T26">)=1</text:span><text:span text:style-name="T22">; на частоте среза </text:span><text:span text:style-name="T23">ω</text:span><text:span text:style-name="T28">с</text:span><text:span text:style-name="T33"> значение АЧХ </text:span><text:span text:style-name="T36">G</text:span><text:span text:style-name="T30">b</text:span><text:span text:style-name="T36">(</text:span><text:span text:style-name="T33">ω</text:span><text:span text:style-name="T36">)=</text:span><text:span text:style-name="T33">0.707.</text:span></text:p>
            <text:p text:style-name="P16"><text:span text:style-name="T24">Фильтр Чебышева 1 рода: </text:span><text:span text:style-name="T34">имеет</text:span><text:span text:style-name="T33"> крутой спад АЧХ и её существенные пульсации на частотах полос пропускания. Выражение АЧХ фильтра Чебышева 1 рода </text:span><text:span text:style-name="T37">n</text:span><text:span text:style-name="T33">-го порядка выглядит следующим образом:</text:span></text:p>
            <text:p text:style-name="P27"><draw:frame draw:style-name="fr3" draw:name="Объект3" text:anchor-type="as-char" svg:width="4.406cm" svg:height="1.307cm" draw:z-index="7"><draw:object xlink:href="./Object 3" xlink:type="simple" xlink:show="embed" xlink:actuate="onLoad"/><draw:image xlink:href="./ObjectReplacements/Object 3" xlink:type="simple" xlink:show="embed" xlink:actuate="onLoad"/><svg:desc>формула</svg:desc></draw:frame></text:p>
            <text:p text:style-name="P24"><text:span text:style-name="T48">где ε – показатель пульсаций; ω</text:span><text:span text:style-name="T50">с</text:span><text:span text:style-name="T48"> - частота среза; T</text:span><text:span text:style-name="T50">n</text:span><text:span text:style-name="T48">(x) - многочлен Чебышева n-го порядка.</text:span></text:p>
            <text:p text:style-name="P16"><text:span text:style-name="T41">О</text:span><text:span text:style-name="T33">собенности фильтра Чебышева 1 рода: в полосе пропускания АЧХ имеет равноволновой характер. На интервале -1≤ω≤1 имеется </text:span><text:span text:style-name="T1">n точек, в которых модуль функции АЧХ достигает максимального значения, равного 1, или минимального значения, равного </text:span><text:span text:style-name="T1"><draw:frame draw:style-name="fr3" draw:name="Объект4" text:anchor-type="as-char" svg:width="2.798cm" svg:height="1.06cm" draw:z-index="8"><draw:object xlink:href="./Object 4" xlink:type="simple" xlink:show="embed" xlink:actuate="onLoad"/><draw:image xlink:href="./ObjectReplacements/Object 4" xlink:type="simple" xlink:show="embed" xlink:actuate="onLoad"/><svg:desc>формула</svg:desc></draw:frame></text:span><text:span text:style-name="T6">; </text:span><text:span text:style-name="T2">если </text:span><text:span text:style-name="T6">n </text:span><text:span text:style-name="T2">нечетно, то модуль функции АЧХ равен 1, если </text:span><text:span text:style-name="T6">n </text:span><text:span text:style-name="T2">четно, то </text:span><text:span text:style-name="T2"><draw:frame draw:style-name="fr3" draw:name="Объект5" text:anchor-type="as-char" svg:width="3.057cm" svg:height="1.102cm" draw:z-index="9"><draw:object xlink:href="./Object 5" xlink:type="simple" xlink:show="embed" xlink:actuate="onLoad"/><draw:image xlink:href="./ObjectReplacements/Object 5" xlink:type="simple" xlink:show="embed" xlink:actuate="onLoad"/><svg:desc>формула</svg:desc></draw:frame></text:span><text:span text:style-name="T2">; значение АЧХ фильтра на частоте среза </text:span><text:span text:style-name="T2"><draw:frame draw:style-name="fr3" draw:name="Объект6" text:anchor-type="as-char" svg:width="3.057cm" svg:height="1.102cm" draw:z-index="10"><draw:object xlink:href="./Object 6" xlink:type="simple" xlink:show="embed" xlink:actuate="onLoad"/><draw:image xlink:href="./ObjectReplacements/Object 6" xlink:type="simple" xlink:show="embed" xlink:actuate="onLoad"/><svg:desc>формула</svg:desc></draw:frame></text:span><text:span text:style-name="T2">; при </text:span><text:span text:style-name="T33">ω≥</text:span><text:span text:style-name="T36">1 </text:span><text:span text:style-name="T33">функция АЧХ монотонно убывает и стремится к нулю.</text:span></text:p>
            <text:p text:style-name="P16"><text:span text:style-name="T38">Фильтр </text:span><text:span text:style-name="T35">Чебышева 2 рода: </text:span><text:span text:style-name="T34">имеет </text:span><text:span text:style-name="T33">крутой спад АЧХ и в отличие от фильтра 1 рода существенные пульсации отмечаются на частотах полос подавления, а не пропускания. Выражение для описания АЧХ фильтра Чебышева 2 рода аналогично выражению для АЧХ фильтра Чебышева 1 рода.</text:span></text:p>
            <text:p text:style-name="P21"><text:span text:style-name="T33">Эллиптический фильтр: </text:span><text:span text:style-name="T34">имеет пульсации АЧХ, как в полосе пропускания, так и в полосе подавления, обладает очень крутым спадом АЧХ. Выражения для АЧХ эллиптического фильтра выглядит следующим образом:</text:span></text:p>
            <text:p text:style-name="P28"><draw:frame draw:style-name="fr3" draw:name="Объект7" text:anchor-type="as-char" svg:width="4.791cm" svg:height="1.307cm" draw:z-index="11"><draw:object xlink:href="./Object 7" xlink:type="simple" xlink:show="embed" xlink:actuate="onLoad"/><draw:image xlink:href="./ObjectReplacements/Object 7" xlink:type="simple" xlink:show="embed" xlink:actuate="onLoad"/><svg:desc>формула</svg:desc></draw:frame></text:p>
            <text:p text:style-name="P7"><text:span text:style-name="T42">где </text:span><text:span text:style-name="T44">R</text:span><text:span text:style-name="T31">n</text:span><text:span text:style-name="T42"> – рациональная эллиптическая функция </text:span><text:span text:style-name="T44">n-</text:span><text:span text:style-name="T42">го порядка; ω</text:span><text:span text:style-name="T32">с</text:span><text:span text:style-name="T42"> - частота среза; </text:span><text:span text:style-name="T43">ε - показатель пульсаций; ξ - показатель селективности. Значение показателя пульсаций определяет пульсации в полосе пропускания, пульсации же в полосе подавления зависят как от показателя пульсаций, так и от показателя селективности.</text:span></text:p>
            <text:p text:style-name="P9"/>
            <text:p text:style-name="P8">Параметры блока:</text:p>
            <text:p text:style-name="P9">Числитель фильтра — массив коэффициентов числителя передаточной функции для каждого фильтра;</text:p>
            <text:p text:style-name="P9">Знаменатель фильтра — массив коэффициентов знаменателя передаточной функции для каждого фильтра;</text:p>
            <text:p text:style-name="P9"/>
            <text:p text:style-name="P9">Стоит отметить, что при представлении результата синтеза фильтра в виде коэффициентов полиномов числителя и знаменателя передаточной функции, возможна численная погрешность, которая возникает из-за ошибок округления на порядках фильтра начиная с четвертого.</text:p>
            <text:p text:style-name="P9"/>
            <text:p text:style-name="P34"><text:span text:style-name="T13">На входной порт </text:span><text:span text:style-name="T17">Sync</text:span><text:span text:style-name="T13"> должны подаваться прямоугольные синхроимпульсы единичной амплитуды. Срабатывание блока происходит по переднему фронту синхроимпульса. П</text:span>ри каждом срабатывании блока на выходе формируется сигнал, прошедший через процедуру фильтрации. Фильтрация организована по рекурсивной процедуре. Синтез коэффициентов передаточных функций по заданным критериям осуществляется в соответствие с выбранными классами фильтров.</text:p>
            <text:p text:style-name="P9"/>
            <text:p text:style-name="P6"><text:soft-page-break/>Пример использования блока:</text:p>
            <text:p text:style-name="P35"><text:span text:style-name="T21">В данном разделе описаны особенности подключения блока на примере фильтра Баттерворта нижних частот</text:span> <text:s/></text:p>
            <text:p text:style-name="P41"><draw:frame draw:style-name="fr2" draw:name="Графический объект3" text:anchor-type="as-char" svg:y="0cm" svg:width="27.809cm" svg:height="13.76cm" draw:z-index="3"><draw:image xlink:href="../images/3607_1.png" xlink:type="simple" xlink:show="embed" xlink:actuate="onLoad"/></draw:frame></text:p>
            <text:p text:style-name="P20"><text:span text:style-name="T47">Рисунок 1 - Схема подключения блока</text:span><text:span text:style-name="T48"> </text:span></text:p>
            <text:p text:style-name="P37">На рисунке 1 блок фильтра (5) используется в некоторой схеме обработки сигнала. Исходный сигнал (13) показан на рисунке 2 во временной области и представляет собой смесь двух синусоид (1) и (2) с частотами 1 Гц и 4 Гц. Спектр входного сигнала (12) формируется блоком (11) и показан на рисунке 3. Блок фильтра работает на частоте 10Гц, которую формируют блоки (3) и (4). Фильтр Баттерворта нижних частот (5) 3 порядка с частотой среза 3 Гц  фильтрует входной сигнал и формирует выходной сигнал (13). Спектр выходного сигнала (10) формируется блоками (6), (7), (8) и (9) и показан на рисунке 4.</text:p>
            <text:p text:style-name="P36">Блоки, отвечающие за формирование входного сигнала, тактовых импульсов, спектров входного и выходного сигнала и за отображение спектров выделены на рисунке 1 отдельными пунктирными областями.</text:p>
            <text:p text:style-name="P36">Результат фильтрации можно видеть на рисунках 2 и 4. Сигнал частотой 4 Гц был отфильтрован.</text:p>
            <text:p text:style-name="P19"/>
            <text:p text:style-name="P18"><text:soft-page-break/><draw:frame draw:style-name="fr2" draw:name="Графический объект4" text:anchor-type="as-char" svg:y="0cm" svg:width="27.809cm" svg:height="17.731cm" draw:z-index="4"><draw:image xlink:href="../images/3607_2.png" xlink:type="simple" xlink:show="embed" xlink:actuate="onLoad"/></draw:frame></text:p>
            <text:p text:style-name="P17"><text:span text:style-name="T27">Рисунок 2 – Входной сигнал (зеленый) и отфильтрованный сигнал (синий) фильтром Баттерворта нижних частот</text:span> </text:p>
            <text:p text:style-name="P31"/>
            <text:p text:style-name="P28"><text:soft-page-break/><draw:frame draw:style-name="fr2" draw:name="Графический объект5" text:anchor-type="as-char" svg:y="0cm" svg:width="27.809cm" svg:height="17.941cm" draw:z-index="12"><draw:image xlink:href="../images/3607_3.png" xlink:type="simple" xlink:show="embed" xlink:actuate="onLoad"/></draw:frame></text:p>
            <text:p text:style-name="P28">Рисунок 3 – Спектр входного сигнала для тестирования фильтров низких и высоких частот </text:p>
            <text:p text:style-name="P28"><text:soft-page-break/><draw:frame draw:style-name="fr2" draw:name="Графический объект6" text:anchor-type="as-char" svg:y="0cm" svg:width="27.809cm" svg:height="17.859cm" draw:z-index="13"><draw:image xlink:href="../images/3607_4.png" xlink:type="simple" xlink:show="embed" xlink:actuate="onLoad"/></draw:frame></text:p>
            <text:p text:style-name="P25">Рисунок 4 – Спектр выходного сигнала фильтра Баттерворта нижних частот</text:p>
            <text:p text:style-name="P39"><text:span text:style-name="T55">Результаты работы схемы полностью согласуются с частотными характеристиками соответствующего фильтра.</text:span><text:span text:style-name="T55"> </text:span><text:span text:style-name="T55">АЧХ и ФЧХ фильтра нижних частот Баттерворта 3 порядка с частотой среза 3Гц представлены на рисунках 5 и 6 соответственно.</text:span><text:span text:style-name="T55"> </text:span></text:p>
            <text:p text:style-name="P28"><text:soft-page-break/><draw:frame draw:style-name="fr2" draw:name="Графический объект7" text:anchor-type="as-char" svg:y="0cm" svg:width="27.809cm" svg:height="17.251cm" draw:z-index="14"><draw:image xlink:href="../images/3607_5.png" xlink:type="simple" xlink:show="embed" xlink:actuate="onLoad"/></draw:frame></text:p>
            <text:p text:style-name="P25">Рисунок 5 – АЧХ фильтра Баттерворта нижних частот</text:p>
            <text:p text:style-name="P28"><text:soft-page-break/><draw:frame draw:style-name="fr2" draw:name="Графический объект8" text:anchor-type="as-char" svg:y="0cm" svg:width="27.809cm" svg:height="17.251cm" draw:z-index="15"><draw:image xlink:href="../images/3607_6.png" xlink:type="simple" xlink:show="embed" xlink:actuate="onLoad"/></draw:frame></text:p>
            <text:p text:style-name="P25"><text:span text:style-name="T48">Рисунок 6 – ФЧХ фильтра Баттерворта нижних частот</text:span><text:span text:style-name="T48"> </text:span></text:p>
            <text:p text:style-name="P38">Для фильтра Баттерворта верхних частот, а также для полосового и режекторного фильтра схема подключения аналогична той, которая показана на рисунке 1. <text:span text:style-name="T48">Входной сигнал для фильтра Баттерворта верхних частот с частотой среза 3 Гц представляет собой сумму двух синусоид с частотами 1 Гц и 4 Гц. На рисунке 3 показан спектр входного сигнала, а на рисунке 7 спектр выходного сигнала. Сигнал с частотой 1 Гц был отфильтрован.</text:span></text:p>
            <text:p text:style-name="P28"><text:soft-page-break/><draw:frame draw:style-name="fr2" draw:name="Графический объект9" text:anchor-type="as-char" svg:y="0cm" svg:width="27.809cm" svg:height="18.069cm" draw:z-index="16"><draw:image xlink:href="../images/3607_7.png" xlink:type="simple" xlink:show="embed" xlink:actuate="onLoad"/></draw:frame></text:p>
            <text:p text:style-name="P25"><text:span text:style-name="T48">Рисунок 7 – Спектр выходного сигнала фильтра Баттерворта верхних частот</text:span><text:span text:style-name="T48"> </text:span></text:p>
            <text:p text:style-name="P38">Результаты работы схемы полностью согласуются с частотными характеристиками соответствующего фильтра. АЧХ и ФЧХ фильтра верхних частот Баттерворта 3 порядка с частотой среза 3Гц представлены на рисунках 8 и 9 соответственно.</text:p>
            <text:p text:style-name="P28"><text:soft-page-break/><draw:frame draw:style-name="fr2" draw:name="Графический объект10" text:anchor-type="as-char" svg:y="0cm" svg:width="27.809cm" svg:height="17.251cm" draw:z-index="17"><draw:image xlink:href="../images/3607_8.png" xlink:type="simple" xlink:show="embed" xlink:actuate="onLoad"/></draw:frame></text:p>
            <text:p text:style-name="P25">Рисунок 8 – АЧХ фильтра Баттерворта верхних частот </text:p>
            <text:p text:style-name="P28"><text:soft-page-break/><draw:frame draw:style-name="fr2" draw:name="Графический объект11" text:anchor-type="as-char" svg:y="0cm" svg:width="27.809cm" svg:height="17.251cm" draw:z-index="18"><draw:image xlink:href="../images/3607_9.png" xlink:type="simple" xlink:show="embed" xlink:actuate="onLoad"/></draw:frame></text:p>
            <text:p text:style-name="P25">Рисунок 9 – ФЧХ фильтра Баттерворта верхних частот </text:p>
            <text:p text:style-name="P28"><draw:frame draw:style-name="fr2" draw:name="Графический объект12" text:anchor-type="as-char" svg:y="0cm" svg:width="7.28cm" svg:height="5.93cm" draw:z-index="73"><draw:image xlink:href="../images/3607_10.png" xlink:type="simple" xlink:show="embed" xlink:actuate="onLoad"/></draw:frame></text:p>
            <text:p text:style-name="P25">Рисунок 10– Блоки формирования входного сигнала для режекторного и полосового фильтра. </text:p>
            <text:p text:style-name="P38">Входной сигнал для полосового фильтра Баттерворта с частотами среза 1 Гц и 3 Гц представляет собой сумму трёх синусоид с частотами 0.5 Гц, 2.5 Гц и 4 Гц. На рисунке 10 показаны блоки, формирующие этот сигнал. На рисунке 11 показан спектр входного сигнала, а на рисунке 12 спектр выходного сигнала. Сигналы с частотами 0.5 Гц и 4 Гц были отфильтрованы. </text:p>
            <text:p text:style-name="P28"><text:soft-page-break/><draw:frame draw:style-name="fr2" draw:name="Графический объект13" text:anchor-type="as-char" svg:y="0cm" svg:width="27.809cm" svg:height="17.941cm" draw:z-index="19"><draw:image xlink:href="../images/3607_11.png" xlink:type="simple" xlink:show="embed" xlink:actuate="onLoad"/></draw:frame></text:p>
            <text:p text:style-name="P17"><text:span text:style-name="T39">Рисунок 1</text:span><text:span text:style-name="T40">1</text:span><text:span text:style-name="T39"> – Спектр входного сигнала для режекторного и полосового фильтра </text:span><text:span text:style-name="T34">Баттервота</text:span> </text:p>
            <text:p text:style-name="P29"><text:soft-page-break/><draw:frame draw:style-name="fr2" draw:name="Графический объект14" text:anchor-type="as-char" svg:y="0cm" svg:width="27.809cm" svg:height="17.911cm" draw:z-index="20"><draw:image xlink:href="../images/3607_12.png" xlink:type="simple" xlink:show="embed" xlink:actuate="onLoad"/></draw:frame></text:p>
            <text:p text:style-name="P25">Рисунок 12 – Спектр выходного сигнала полосового фильтра Баттервота</text:p>
            <text:p text:style-name="P30">Результаты работы схемы полностью согласуются с частотными характеристиками соответствующего фильтра. АЧХ и ФЧХ полосового фильтра Баттерворта 3 порядка с частотами среза 1 Гц и 3 Гц представлены на рисунках 13 и 14 соответственно.</text:p>
            <text:p text:style-name="P28"><text:soft-page-break/><draw:frame draw:style-name="fr2" draw:name="Графический объект15" text:anchor-type="as-char" svg:y="0cm" svg:width="27.809cm" svg:height="17.251cm" draw:z-index="21"><draw:image xlink:href="../images/3607_13.png" xlink:type="simple" xlink:show="embed" xlink:actuate="onLoad"/></draw:frame></text:p>
            <text:p text:style-name="P25">Рисунок 13 – АЧХ полосового фильтра Баттерворта</text:p>
            <text:p text:style-name="P28"><text:soft-page-break/><draw:frame draw:style-name="fr2" draw:name="Графический объект16" text:anchor-type="as-char" svg:y="0cm" svg:width="27.809cm" svg:height="17.251cm" draw:z-index="22"><draw:image xlink:href="../images/3607_14.png" xlink:type="simple" xlink:show="embed" xlink:actuate="onLoad"/></draw:frame></text:p>
            <text:p text:style-name="P25">Рисунок 14 – ФЧХ полосового фильтра Баттерворта</text:p>
            <text:p text:style-name="P30">Входной сигнал для режекторного фильтра Баттерворта с частотами среза 1 Гц и 3 Гц представляет собой сумму трёх синусоид с частотами 0.5 Гц, 2.5 Гц и 4 Гц. На рисунке 10 показаны блоки, формирующие этот сигнал. На рисунке 12 показан спектр входного сигнала, а на рисунке 15 спектр выходного сигнала. Сигнал с частотой 2.5 Гц был отфильтрован.</text:p>
            <text:p text:style-name="P28"><text:soft-page-break/><draw:frame draw:style-name="fr2" draw:name="Графический объект17" text:anchor-type="as-char" svg:y="0cm" svg:width="27.809cm" svg:height="17.941cm" draw:z-index="23"><draw:image xlink:href="../images/3607_15.png" xlink:type="simple" xlink:show="embed" xlink:actuate="onLoad"/></draw:frame></text:p>
            <text:p text:style-name="P28">Рисунок 15 – Спектр выходного сигнала</text:p>
            <text:p text:style-name="P30">Результаты работы схемы полностью согласуются с частотными характеристиками соответствующего фильтра. АЧХ и ФЧХ режекторного фильтра Баттерворта 3 порядка с частотами среза 1 Гц и 3 Гц представлены на рисунках 16 и 17 соответственно.</text:p>
            <text:p text:style-name="P28"><text:soft-page-break/><draw:frame draw:style-name="fr2" draw:name="Графический объект18" text:anchor-type="as-char" svg:y="0cm" svg:width="27.809cm" svg:height="17.251cm" draw:z-index="24"><draw:image xlink:href="../images/3607_16.png" xlink:type="simple" xlink:show="embed" xlink:actuate="onLoad"/></draw:frame></text:p>
            <text:p text:style-name="P25">Рисунок 16 – АЧХ режекторного фильтра Баттерворта</text:p>
            <text:p text:style-name="P28"><text:soft-page-break/><draw:frame draw:style-name="fr2" draw:name="Графический объект19" text:anchor-type="as-char" svg:y="0cm" svg:width="27.809cm" svg:height="17.251cm" draw:z-index="25"><draw:image xlink:href="../images/3607_17.png" xlink:type="simple" xlink:show="embed" xlink:actuate="onLoad"/></draw:frame></text:p>
            <text:p text:style-name="P25">Рисунок 17 – ФЧХ режекторного фильтра Баттерворта </text:p>
            <text:p text:style-name="P26">Фильтр Баттерворта обладает максимально гладкой АЧХ на частотах полосы пропускания, на частотах полосы задерживания она уменьшается практически до нуля.</text:p>
            <text:p text:style-name="P26">АЧХ фильтра Баттерворта — монотонно убывающая функция частоты. Фильтр Баттерворта — единственный из фильтров, сохраняющий форму АЧХ для более высоких порядков (за исключением более крутого спада характеристики на полосе подавления) тогда как многие другие разновидности фильтров (фильтр Чебышева, эллиптический фильтр) имеют различные формы АЧХ при различных порядках.</text:p>
            <text:p text:style-name="P26">В сравнении с фильтрами Чебышёва I и II типов или эллиптическим фильтром, фильтр Баттерворта имеет более пологий спад характеристики и поэтому должен иметь больший порядок  для того, чтобы обеспечить нужные характеристики на частотах полосы подавления. </text:p>
            <text:p text:style-name="P26"><text:span text:style-name="T48">Для фильтров Чебышева 1 рода всех типов (нижних частот, верхних частот, полосового и режекторного) схема подключения аналогична</text:span> <text:span text:style-name="T48">той, которая показана на рисунке 1.</text:span></text:p>
            <text:p text:style-name="P26"><text:span text:style-name="T48">Входной сигнал (рисунок 18) для фильтра Чебышева 1 рода</text:span> <text:span text:style-name="T48">нижних частот с частотой среза 3 Гц и допустимым уровнем пульсаций в полосе пропускания 1 дБ представляет собой сумму двух синусоид с частотами 1 Гц и 4 Гц. На рисунке 3 показан спектр входного сигнала, а на рисунке 19 спектр выходного сигнала. Выходной сигнал во временной </text:span><text:soft-page-break/><text:span text:style-name="T48">области показан на рисунке 18. Сигнал с частотой 4 Гц был отфильтрован.</text:span></text:p>
            <text:p text:style-name="P28"><draw:frame draw:style-name="fr2" draw:name="Графический объект20" text:anchor-type="as-char" svg:y="0cm" svg:width="27.809cm" svg:height="17.761cm" draw:z-index="26"><draw:image xlink:href="../images/3607_18.png" xlink:type="simple" xlink:show="embed" xlink:actuate="onLoad"/></draw:frame></text:p>
            <text:p text:style-name="P25">Рисунок 18 – Входной сигнал (зеленый) и отфильтрованный сигнал (синий) фильтром Чебышева 1 рода нижних частот</text:p>
            <text:p text:style-name="P28"><text:soft-page-break/><draw:frame draw:style-name="fr2" draw:name="Графический объект21" text:anchor-type="as-char" svg:y="0cm" svg:width="27.809cm" svg:height="17.911cm" draw:z-index="27"><draw:image xlink:href="../images/3607_19.png" xlink:type="simple" xlink:show="embed" xlink:actuate="onLoad"/></draw:frame></text:p>
            <text:p text:style-name="P25">Рисунок 19 – Спектр выходного сигнала фильтра Чебышева 1 рода нижних частот</text:p>
            <text:p text:style-name="P30">Результаты работы схемы полностью согласуются с частотными характеристиками соответствующего фильтра. АЧХ и ФЧХ фильтра нижних частот Чебышева 1 рода 3 порядка с частотой среза 3Гц и допустимым уровнем пульсаций в полосе пропускания 1 дБ представлены на рисунках 20 и 21 соответственно.</text:p>
            <text:p text:style-name="P28"><text:soft-page-break/><draw:frame draw:style-name="fr2" draw:name="Графический объект22" text:anchor-type="as-char" svg:y="0cm" svg:width="27.809cm" svg:height="17.251cm" draw:z-index="28"><draw:image xlink:href="../images/3607_20.png" xlink:type="simple" xlink:show="embed" xlink:actuate="onLoad"/></draw:frame></text:p>
            <text:p text:style-name="P25">Рисунок 20 – АЧХ фильтра Чебышева 1 рода нижних частот</text:p>
            <text:p text:style-name="P28"><text:soft-page-break/><draw:frame draw:style-name="fr2" draw:name="Графический объект23" text:anchor-type="as-char" svg:y="0cm" svg:width="27.809cm" svg:height="17.251cm" draw:z-index="29"><draw:image xlink:href="../images/3607_21.png" xlink:type="simple" xlink:show="embed" xlink:actuate="onLoad"/></draw:frame></text:p>
            <text:p text:style-name="P25">Рисунок 21 – ФЧХ фильтра Чебышева 1 рода нижних частот </text:p>
            <text:p text:style-name="P26"><text:span text:style-name="T48">Входной сигнал для фильтра Чебышева 1 рода</text:span> <text:span text:style-name="T48">верхних частот с частотой среза 3 Гц и допустимым уровнем пульсаций в полосе пропускания 1 дБ представляет собой сумму двух синусоид с частотами 1 Гц и 4 Гц. На рисунке 3 показан спектр входного сигнала, а на рисунке 22 спектр выходного сигнала. Сигнал с частотой 1 Гц был отфильтрован.</text:span></text:p>
            <text:p text:style-name="P25"><text:soft-page-break/><draw:frame draw:style-name="fr2" draw:name="Графический объект24" text:anchor-type="as-char" svg:y="0cm" svg:width="27.809cm" svg:height="18.069cm" draw:z-index="30"><draw:image xlink:href="../images/3607_22.png" xlink:type="simple" xlink:show="embed" xlink:actuate="onLoad"/></draw:frame></text:p>
            <text:p text:style-name="P28">Рисунок 22 – Спектр выходного сигнала фильтра Чебышева 1 рода верхних частот</text:p>
            <text:p text:style-name="P26"><text:span text:style-name="T48">Результаты работы схемы полностью согласуются с частотными характеристиками соответствующего фильтра.</text:span> <text:span text:style-name="T48">АЧХ и ФЧХ фильтра верхних частот Чебышева 1 рода 3 порядка с частотой среза 3Гц и допустимым уровнем пульсаций в полосе пропускания 1 дБ представлены на рисунках 23 и 24 соответственно.</text:span></text:p>
            <text:p text:style-name="P25"><text:soft-page-break/><draw:frame draw:style-name="fr2" draw:name="Графический объект25" text:anchor-type="as-char" svg:y="0cm" svg:width="27.809cm" svg:height="17.251cm" draw:z-index="31"><draw:image xlink:href="../images/3607_23.png" xlink:type="simple" xlink:show="embed" xlink:actuate="onLoad"/></draw:frame></text:p>
            <text:p text:style-name="P28">Рисунок 23 – АЧХ фильтра Чебышева 1 рода верхних частот</text:p>
            <text:p text:style-name="P25"><text:soft-page-break/><draw:frame draw:style-name="fr2" draw:name="Графический объект26" text:anchor-type="as-char" svg:y="0cm" svg:width="27.809cm" svg:height="17.251cm" draw:z-index="32"><draw:image xlink:href="../images/3607_24.png" xlink:type="simple" xlink:show="embed" xlink:actuate="onLoad"/></draw:frame></text:p>
            <text:p text:style-name="P28">Рисунок 24 – ФЧХ фильтра Чебышева 1 рода верхних частот</text:p>
            <text:p text:style-name="P26"><text:span text:style-name="T48">Входной сигнал для полосового фильтра Чебышева 1 рода</text:span> <text:span text:style-name="T48">с частотой среза 3 Гц и допустимым уровнем пульсаций в полосе пропускания 1 дБ с частотами среза 1 Гц и 3 Гц представляет собой сумму трёх синусоид с частотами 0.5 Гц, 2.5 Гц и 4 Гц. На рисунке 10 показаны блоки, формирующие этот сигнал. На рисунке 12 показан спектр входного сигнала, а на рисунке 25 спектр выходного сигнала. Сигналы с частотами 0.5 Гц и 4 Гц были отфильтрованы.</text:span></text:p>
            <text:p text:style-name="P25"><text:soft-page-break/><draw:frame draw:style-name="fr2" draw:name="Графический объект27" text:anchor-type="as-char" svg:y="0cm" svg:width="27.809cm" svg:height="17.971cm" draw:z-index="33"><draw:image xlink:href="../images/3607_25.png" xlink:type="simple" xlink:show="embed" xlink:actuate="onLoad"/></draw:frame></text:p>
            <text:p text:style-name="P25"><text:span text:style-name="T48">Рисунок 25 – Спектр </text:span><text:span text:style-name="T48">выходного</text:span><text:span text:style-name="T48"> сигнала полосового фильтра Чебышева 1 рода</text:span></text:p>
            <text:p text:style-name="P26"><text:span text:style-name="T48">Результаты работы схемы полностью согласуются с частотными характеристиками соответствующего фильтра.</text:span> <text:span text:style-name="T48">АЧХ и ФЧХ полосового фильтра Чебышева 1 рода</text:span> <text:span text:style-name="T48">3 порядка с частотами среза 1 Гц и 3 Гц и допустимым уровнем пульсаций в полосе пропускания 1 дБ представлены на рисунках 26 и 27 соответственно.</text:span></text:p>
            <text:p text:style-name="P25"><text:soft-page-break/><draw:frame draw:style-name="fr2" draw:name="Графический объект28" text:anchor-type="as-char" svg:y="0cm" svg:width="27.809cm" svg:height="17.251cm" draw:z-index="34"><draw:image xlink:href="../images/3607_26.png" xlink:type="simple" xlink:show="embed" xlink:actuate="onLoad"/></draw:frame></text:p>
            <text:p text:style-name="P28">Рисунок 26 – АЧХ полосового фильтра Чебышева 1 рода</text:p>
            <text:p text:style-name="P25"><text:soft-page-break/><draw:frame draw:style-name="fr2" draw:name="Графический объект29" text:anchor-type="as-char" svg:y="0cm" svg:width="27.809cm" svg:height="17.251cm" draw:z-index="35"><draw:image xlink:href="../images/3607_27.png" xlink:type="simple" xlink:show="embed" xlink:actuate="onLoad"/></draw:frame></text:p>
            <text:p text:style-name="P28">Рисунок 27 – ФЧХ полосового фильтра Чебышева 1 рода</text:p>
            <text:p text:style-name="P26"><text:span text:style-name="T48">Входной сигнал для режекторного фильтра Чебышева 1 рода</text:span> <text:span text:style-name="T48">с частотами среза 1 Гц и 3 Гц и допустимым уровнем пульсаций в полосе пропускания 1 дБ представляет собой сумму трёх синусоид с частотами 0.5 Гц, 2.5 Гц и 4 Гц. На рисунке 10 показаны блоки, формирующие этот сигнал. На рисунке 12 показан спектр входного сигнала, а на рисунке 28 спектр выходного сигнала. Сигнал с частотой 2.5 Гц был отфильтрован.</text:span></text:p>
            <text:p text:style-name="P25"><text:soft-page-break/><draw:frame draw:style-name="fr2" draw:name="Графический объект30" text:anchor-type="as-char" svg:y="0cm" svg:width="27.809cm" svg:height="17.78cm" draw:z-index="36"><draw:image xlink:href="../images/3607_28.png" xlink:type="simple" xlink:show="embed" xlink:actuate="onLoad"/></draw:frame></text:p>
            <text:p text:style-name="P28">Рисунок 28 – Спектр выходного сигнала режекторного фильтра Чебышева 1 рода</text:p>
            <text:p text:style-name="P26"><text:span text:style-name="T48">Результаты работы схемы полностью согласуются с частотными характеристиками соответствующего фильтра.</text:span> <text:span text:style-name="T48">АЧХ и ФЧХ режекторного фильтра Чебышева 1 рода</text:span> <text:span text:style-name="T48">3 порядка с частотами среза 1 Гц и 3 Гц  и допустимым уровнем пульсаций в полосе пропускания 1 дБ</text:span> <text:span text:style-name="T48">представлены на рисунках 29 и 30 соответственно.</text:span></text:p>
            <text:p text:style-name="P25"><text:soft-page-break/><draw:frame draw:style-name="fr2" draw:name="Графический объект31" text:anchor-type="as-char" svg:y="0cm" svg:width="27.809cm" svg:height="17.251cm" draw:z-index="37"><draw:image xlink:href="../images/3607_29.png" xlink:type="simple" xlink:show="embed" xlink:actuate="onLoad"/></draw:frame></text:p>
            <text:p text:style-name="P28">Рисунок 29 – АЧХ режекторного фильтра Чебышева 1 рода</text:p>
            <text:p text:style-name="P25"><text:soft-page-break/><draw:frame draw:style-name="fr2" draw:name="Графический объект32" text:anchor-type="as-char" svg:y="0cm" svg:width="27.809cm" svg:height="17.251cm" draw:z-index="38"><draw:image xlink:href="../images/3607_30.png" xlink:type="simple" xlink:show="embed" xlink:actuate="onLoad"/></draw:frame></text:p>
            <text:p text:style-name="P28">Рисунок 30 – ФЧХ режекторного фильтра Чебышева 1 рода</text:p>
            <text:p text:style-name="P26">Отличительной особенностью фильтра Чебышева 1 рода является крутой спад АЧХ и её существенные пульсации на частотах полос пропускания.</text:p>
            <text:p text:style-name="P26"><text:span text:style-name="T48">Для фильтров Чебышева 2 рода всех типов (нижних частот, верхних частот, полосового и режекторного) схема подключения аналогична</text:span> <text:span text:style-name="T48">той, которая показана на рисунке 1.</text:span></text:p>
            <text:p text:style-name="P26"><text:span text:style-name="T48">Входной сигнал (рисунок 31) для фильтра Чебышева 2 рода</text:span> <text:span text:style-name="T48">нижних частот с частотой среза 3 Гц и допустимым уровнем пульсаций в полосе задерживания 20 дБ представляет собой сумму двух синусоид с частотами 1 Гц и 4 Гц. На рисунке 3 показан спектр входного сигнала, а на рисунке 32 спектр выходного сигнала. Выходной сигнал во временной области показан на рисунке 31. Сигнал с частотой 4 Гц был отфильтрован. </text:span></text:p>
            <text:p text:style-name="P25"><text:soft-page-break/><draw:frame draw:style-name="fr2" draw:name="Графический объект33" text:anchor-type="as-char" svg:y="0cm" svg:width="27.809cm" svg:height="17.859cm" draw:z-index="39"><draw:image xlink:href="../images/3607_31.png" xlink:type="simple" xlink:show="embed" xlink:actuate="onLoad"/></draw:frame></text:p>
            <text:p text:style-name="P28">Рисунок 31 – Входной сигнал (зеленый) и отфильтрованный сигнал (синий) фильтром Чебышева 2 рода нижних частот</text:p>
            <text:p text:style-name="P25"><text:soft-page-break/><draw:frame draw:style-name="fr2" draw:name="Графический объект34" text:anchor-type="as-char" svg:y="0cm" svg:width="27.809cm" svg:height="18.02cm" draw:z-index="40"><draw:image xlink:href="../images/3607_32.png" xlink:type="simple" xlink:show="embed" xlink:actuate="onLoad"/></draw:frame></text:p>
            <text:p text:style-name="P28">Рисунок 32 – Спектр выходного сигнала фильтра Чебышева 2 рода нижних частот</text:p>
            <text:p text:style-name="P26"><text:span text:style-name="T48">Результаты работы схемы полностью согласуются с частотными характеристиками соответствующего фильтра.</text:span> <text:span text:style-name="T48">АЧХ и ФЧХ фильтра нижних частот Чебышева 2 рода</text:span> <text:span text:style-name="T48">3 порядка с частотой среза 3Гц и допустимым уровнем пульсаций в полосе задерживания 20 дБ представлены на рисунках 33 и 34 соответственно.</text:span></text:p>
            <text:p text:style-name="P25"><text:soft-page-break/><draw:frame draw:style-name="fr2" draw:name="Графический объект35" text:anchor-type="as-char" svg:y="0cm" svg:width="27.809cm" svg:height="17.251cm" draw:z-index="41"><draw:image xlink:href="../images/3607_33.png" xlink:type="simple" xlink:show="embed" xlink:actuate="onLoad"/></draw:frame></text:p>
            <text:p text:style-name="P28">Рисунок 33 – АЧХ фильтра Чебышева 2 рода нижних частот</text:p>
            <text:p text:style-name="P25"><text:soft-page-break/><draw:frame draw:style-name="fr2" draw:name="Графический объект36" text:anchor-type="as-char" svg:y="0cm" svg:width="27.809cm" svg:height="17.251cm" draw:z-index="42"><draw:image xlink:href="../images/3607_34.png" xlink:type="simple" xlink:show="embed" xlink:actuate="onLoad"/></draw:frame></text:p>
            <text:p text:style-name="P28">Рисунок 34 – ФЧХ фильтра Чебышева 2 рода нижних частот</text:p>
            <text:p text:style-name="P26"><text:span text:style-name="T48">Входной сигнал для фильтра Чебышева 2 рода</text:span> <text:span text:style-name="T48">верхних частот с частотой среза 3 Гц и допустимым уровнем пульсаций в полосе задерживания 20 дБ представляет собой сумму двух синусоид с частотами 1 Гц и 4 Гц. На рисунке 3 показан спектр входного сигнала, а на рисунке 35 спектр выходного сигнала. Сигнал с частотой 1 Гц был отфильтрован.</text:span></text:p>
            <text:p text:style-name="P25"><text:soft-page-break/><draw:frame draw:style-name="fr2" draw:name="Графический объект37" text:anchor-type="as-char" svg:y="0cm" svg:width="27.809cm" svg:height="17.251cm" draw:z-index="43"><draw:image xlink:href="../images/3607_35.png" xlink:type="simple" xlink:show="embed" xlink:actuate="onLoad"/></draw:frame></text:p>
            <text:p text:style-name="P28">Рисунок 35 – Спектр выходного сигнала фильтра Чебышева 2 рода верхних частот</text:p>
            <text:p text:style-name="P26"><text:span text:style-name="T48">Результаты работы схемы полностью согласуются с частотными характеристиками соответствующего фильтра.</text:span> <text:span text:style-name="T48">АЧХ и ФЧХ фильтра верхних частот Чебышева 2 рода 3 порядка с частотой среза 3Гц и допустимым уровнем пульсаций в полосе задерживания 20 дБ представлены на рисунках 36 и 37 соответственно.</text:span></text:p>
            <text:p text:style-name="P25"><text:soft-page-break/><draw:frame draw:style-name="fr2" draw:name="Графический объект38" text:anchor-type="as-char" svg:y="0cm" svg:width="27.809cm" svg:height="17.251cm" draw:z-index="44"><draw:image xlink:href="../images/3607_36.png" xlink:type="simple" xlink:show="embed" xlink:actuate="onLoad"/></draw:frame></text:p>
            <text:p text:style-name="P28">Рисунок 36 – АЧХ фильтра Чебышева 2 рода верхних частот</text:p>
            <text:p text:style-name="P25"><text:soft-page-break/><draw:frame draw:style-name="fr2" draw:name="Графический объект39" text:anchor-type="as-char" svg:y="0cm" svg:width="27.809cm" svg:height="17.251cm" draw:z-index="45"><draw:image xlink:href="../images/3607_37.png" xlink:type="simple" xlink:show="embed" xlink:actuate="onLoad"/></draw:frame></text:p>
            <text:p text:style-name="P26"><text:span text:style-name="T48">Входной сигнал для полосового фильтра Чебышева 2 рода</text:span> <text:span text:style-name="T48">с частотой среза 3 Гц и допустимым уровнем пульсаций в полосе задерживания 20 дБ с частотами среза 1 Гц и 3 Гц представляет собой сумму трёх синусоид с частотами 0.5 Гц, 2.5 Гц и 4 Гц. На рисунке 10 показаны блоки, формирующие этот сигнал. На рисунке 12 показан спектр входного сигнала, а на рисунке 38 спектр выходного сигнала. Сигналы с частотами 0.5 Гц и 4 Гц были отфильтрованы.</text:span></text:p>
            <text:p text:style-name="P25"><text:soft-page-break/><draw:frame draw:style-name="fr2" draw:name="Графический объект40" text:anchor-type="as-char" svg:y="0cm" svg:width="27.809cm" svg:height="17.941cm" draw:z-index="46"><draw:image xlink:href="../images/3607_38.png" xlink:type="simple" xlink:show="embed" xlink:actuate="onLoad"/></draw:frame></text:p>
            <text:p text:style-name="P28">Рисунок 38 – Спектр выходного сигнала полосового фильтра Чебышева 2 рода</text:p>
            <text:p text:style-name="P26"><text:span text:style-name="T48">Результаты работы схемы полностью согласуются с частотными характеристиками соответствующего фильтра.</text:span> <text:span text:style-name="T48">АЧХ и ФЧХ полосового фильтра Чебышева 2 рода</text:span> <text:span text:style-name="T48">3 порядка с частотами среза 1 Гц и 3 Гц и допустимым уровнем пульсаций в полосе задерживания 20 дБ</text:span> <text:span text:style-name="T48">представлены на рисунках 39 и 40 соответственно.</text:span></text:p>
            <text:p text:style-name="P25"><text:soft-page-break/><draw:frame draw:style-name="fr2" draw:name="Графический объект41" text:anchor-type="as-char" svg:y="0cm" svg:width="27.809cm" svg:height="17.251cm" draw:z-index="47"><draw:image xlink:href="../images/3607_39.png" xlink:type="simple" xlink:show="embed" xlink:actuate="onLoad"/></draw:frame></text:p>
            <text:p text:style-name="P28">Рисунок 39 – АЧХ полосового фильтра Чебышева 2 рода</text:p>
            <text:p text:style-name="P25"><text:soft-page-break/><draw:frame draw:style-name="fr2" draw:name="Графический объект42" text:anchor-type="as-char" svg:y="0cm" svg:width="27.809cm" svg:height="17.251cm" draw:z-index="48"><draw:image xlink:href="../images/3607_40.png" xlink:type="simple" xlink:show="embed" xlink:actuate="onLoad"/></draw:frame></text:p>
            <text:p text:style-name="P28">Рисунок 40 – ФЧХ полосового фильтра Чебышева 2 рода</text:p>
            <text:p text:style-name="P26"><text:span text:style-name="T48">Входной сигнал для режекторного фильтра Чебышева 2 рода</text:span> <text:span text:style-name="T48">с частотами среза 1 Гц и 3 Гц и допустимым уровнем пульсаций в полосе задерживания 20 дБ представляет собой сумму трёх синусоид с частотами 0.5 Гц, 2.5 Гц и 4 Гц. На рисунке 10 показаны блоки, формирующие этот сигнал. На рисунке 12 показан спектр входного сигнала, а на рисунке 41 спектр выходного сигнала. Сигнал с частотой 2.5 Гц был отфильтрован.</text:span></text:p>
            <text:p text:style-name="P25"><text:soft-page-break/><draw:frame draw:style-name="fr2" draw:name="Графический объект43" text:anchor-type="as-char" svg:y="0cm" svg:width="27.809cm" svg:height="17.911cm" draw:z-index="49"><draw:image xlink:href="../images/3607_41.png" xlink:type="simple" xlink:show="embed" xlink:actuate="onLoad"/></draw:frame></text:p>
            <text:p text:style-name="P28">Рисунок 41 – Спектр выходного сигнала режекторного фильтра Чебышева 2 рода</text:p>
            <text:p text:style-name="P26"><text:span text:style-name="T48">Результаты работы схемы полностью согласуются с частотными характеристиками соответствующего фильтра.</text:span> <text:span text:style-name="T48">АЧХ и ФЧХ режекторного фильтра Чебышева 2 рода</text:span> <text:span text:style-name="T48">3 порядка с частотами среза 1 Гц и 3 Гц и допустимым уровнем пульсаций в полосе задерживания 20 дБ</text:span> <text:span text:style-name="T48">представлены на рисунках 42 и 43 соответственно.</text:span></text:p>
            <text:p text:style-name="P25"><text:soft-page-break/><draw:frame draw:style-name="fr2" draw:name="Графический объект44" text:anchor-type="as-char" svg:y="0cm" svg:width="27.809cm" svg:height="17.251cm" draw:z-index="50"><draw:image xlink:href="../images/3607_42.png" xlink:type="simple" xlink:show="embed" xlink:actuate="onLoad"/></draw:frame></text:p>
            <text:p text:style-name="P28">Рисунок 42 – АЧХ режекторного фильтра Чебышева 2 рода</text:p>
            <text:p text:style-name="P25"><text:soft-page-break/><draw:frame draw:style-name="fr2" draw:name="Графический объект45" text:anchor-type="as-char" svg:y="0cm" svg:width="27.809cm" svg:height="17.251cm" draw:z-index="51"><draw:image xlink:href="../images/3607_43.png" xlink:type="simple" xlink:show="embed" xlink:actuate="onLoad"/></draw:frame></text:p>
            <text:p text:style-name="P28">Рисунок 43 – ФЧХ режекторного фильтра Чебышева 2 рода</text:p>
            <text:p text:style-name="P26">Отличительной особенностью фильтра Чебышева 2 рода является крутой спад АЧХ и её существенные пульсации на частотах полос подавления.</text:p>
            <text:p text:style-name="P26"><text:span text:style-name="T48">Для эллиптических фильтров всех типов (нижних частот, верхних частот, полосового и режекторного) схема подключения аналогична</text:span> <text:span text:style-name="T48">той, которая показана на рисунке 1.</text:span></text:p>
            <text:p text:style-name="P30">Входной сигнал (рисунок 44) для эллиптического фильтра нижних частот 6 порядка с частотой среза 3 Гц и допустимыми уровнями пульсаций в полосе пропускания и в полосе задерживания 5 дБ и 40 дБ соответственно представляет собой сумму двух синусоид с частотами 1 Гц и 4 Гц. На рисунке 3 показан спектр входного сигнала, а на рисунке 45 спектр выходного сигнала. Выходной сигнал во временной области показан на рисунке 44. Сигнал с частотой 4 Гц был отфильтрован.</text:p>
            <text:p text:style-name="P25"><text:soft-page-break/><draw:frame draw:style-name="fr2" draw:name="Графический объект46" text:anchor-type="as-char" svg:y="0cm" svg:width="27.809cm" svg:height="17.941cm" draw:z-index="52"><draw:image xlink:href="../images/3607_44.png" xlink:type="simple" xlink:show="embed" xlink:actuate="onLoad"/></draw:frame></text:p>
            <text:p text:style-name="P28">Рисунок 44 – Входной сигнал (зеленый) и отфильтрованный сигнал (синий) эллиптическим фильтром нижних частот</text:p>
            <text:p text:style-name="P25"><text:soft-page-break/><draw:frame draw:style-name="fr2" draw:name="Графический объект47" text:anchor-type="as-char" svg:y="0cm" svg:width="27.809cm" svg:height="17.889cm" draw:z-index="53"><draw:image xlink:href="../images/3607_45.png" xlink:type="simple" xlink:show="embed" xlink:actuate="onLoad"/></draw:frame></text:p>
            <text:p text:style-name="P28">Рисунок 45 – Спектр выходного сигнала эллиптического фильтра нижних частот</text:p>
            <text:p text:style-name="P26"><text:span text:style-name="T48">Результаты работы схемы полностью согласуются с частотными характеристиками соответствующего фильтра.</text:span> <text:span text:style-name="T48">АЧХ и ФЧХ эллиптического фильтра нижних частот 6 порядка с частотой среза 3Гц и допустимыми уровнями пульсаций в полосе пропускания и в полосе задерживания 5 дБ и 40 дБ соответственно представлены на рисунках 46 и 47.</text:span></text:p>
            <text:p text:style-name="P25"><text:soft-page-break/><draw:frame draw:style-name="fr2" draw:name="Графический объект48" text:anchor-type="as-char" svg:y="0cm" svg:width="27.809cm" svg:height="17.251cm" draw:z-index="54"><draw:image xlink:href="../images/3607_46.png" xlink:type="simple" xlink:show="embed" xlink:actuate="onLoad"/></draw:frame></text:p>
            <text:p text:style-name="P28">Рисунок 46 – АЧХ эллиптического фильтра нижних частот</text:p>
            <text:p text:style-name="P25"><text:soft-page-break/><draw:frame draw:style-name="fr2" draw:name="Графический объект49" text:anchor-type="as-char" svg:y="0cm" svg:width="27.809cm" svg:height="17.251cm" draw:z-index="55"><draw:image xlink:href="../images/3607_47.png" xlink:type="simple" xlink:show="embed" xlink:actuate="onLoad"/></draw:frame></text:p>
            <text:p text:style-name="P28">Рисунок 47 – ФЧХ эллиптического фильтра нижних частот</text:p>
            <text:p text:style-name="P30">Входной сигнал для эллиптического фильтра верхних частот 6 порядка с частотой среза 3 Гц и допустимыми уровнями пульсаций в полосе пропускания и в полосе задерживания 5 дБ и 40 дБ соответственно представляет собой сумму двух синусоид с частотами 1 Гц и 4 Гц. На рисунке 3 показан спектр входного сигнала, а на рисунке 48 спектр выходного сигнала. Сигнал с частотой 1 Гц был отфильтрован.</text:p>
            <text:p text:style-name="P25"><text:soft-page-break/><draw:frame draw:style-name="fr2" draw:name="Графический объект50" text:anchor-type="as-char" svg:y="0cm" svg:width="27.809cm" svg:height="17.889cm" draw:z-index="56"><draw:image xlink:href="../images/3607_48.png" xlink:type="simple" xlink:show="embed" xlink:actuate="onLoad"/></draw:frame></text:p>
            <text:p text:style-name="P28">Рисунок 48 – Спектр выходного сигнала эллиптического фильтра верхних частот</text:p>
            <text:p text:style-name="P26"><text:span text:style-name="T48">Результаты работы схемы полностью согласуются с частотными характеристиками соответствующего фильтра.</text:span> <text:span text:style-name="T48">АЧХ и ФЧХ эллиптического фильтра верхних частот 6 порядка с частотой среза 3Гц и допустимыми уровнями пульсаций в полосе пропускания и в полосе задерживания 5 дБ и 40 дБ соответственно представлены на рисунках 49 и 50.</text:span></text:p>
            <text:p text:style-name="P25"><text:soft-page-break/><draw:frame draw:style-name="fr2" draw:name="Графический объект51" text:anchor-type="as-char" svg:y="0cm" svg:width="27.809cm" svg:height="17.251cm" draw:z-index="57"><draw:image xlink:href="../images/3607_49.png" xlink:type="simple" xlink:show="embed" xlink:actuate="onLoad"/></draw:frame></text:p>
            <text:p text:style-name="P28">Рисунок 49 – АЧХ эллиптического фильтра верхних частот</text:p>
            <text:p text:style-name="P25"><text:soft-page-break/><draw:frame draw:style-name="fr2" draw:name="Графический объект52" text:anchor-type="as-char" svg:y="0cm" svg:width="27.809cm" svg:height="17.251cm" draw:z-index="58"><draw:image xlink:href="../images/3607_50.png" xlink:type="simple" xlink:show="embed" xlink:actuate="onLoad"/></draw:frame></text:p>
            <text:p text:style-name="P28">Рисунок 50 – ФЧХ эллиптического фильтра верхних частот</text:p>
            <text:p text:style-name="P30">Входной сигнал для полосового эллиптического фильтра 6 порядка с частотой среза 3 Гц и допустимыми уровнями пульсаций в полосе пропускания и в полосе задерживания 5 дБ и 40 дБ соответственно с частотами среза 1 Гц и 3 Гц представляет собой сумму трёх синусоид с частотами 0.5 Гц, 2.5 Гц и 4 Гц. На рисунке 10 показаны блоки, формирующие этот сигнал.  На рисунке 12 показан спектр входного сигнала, а на рисунке 51 спектр выходного сигнала. Сигналы с частотами 0.5 Гц и 4 Гц были отфильтрованы.</text:p>
            <text:p text:style-name="P25"><text:soft-page-break/><draw:frame draw:style-name="fr2" draw:name="Графический объект53" text:anchor-type="as-char" svg:y="0cm" svg:width="27.809cm" svg:height="17.99cm" draw:z-index="59"><draw:image xlink:href="../images/3607_51.png" xlink:type="simple" xlink:show="embed" xlink:actuate="onLoad"/></draw:frame></text:p>
            <text:p text:style-name="P28">Рисунок 51 – Спектр выходного сигнала полосового эллиптического фильтра</text:p>
            <text:p text:style-name="P26"><text:span text:style-name="T48">Результаты работы схемы полностью согласуются с частотными характеристиками соответствующего фильтра.</text:span> <text:span text:style-name="T48">АЧХ и ФЧХ эллиптического полосового фильтра 6 порядка с частотами среза 1 Гц и 3 Гц и допустимыми уровнями пульсаций в полосе пропускания и в полосе задерживания 5 дБ и 40 дБ соответственно</text:span> <text:span text:style-name="T48">представлены на рисунках 52 и 53.</text:span></text:p>
            <text:p text:style-name="P25"><text:soft-page-break/><draw:frame draw:style-name="fr2" draw:name="Графический объект54" text:anchor-type="as-char" svg:y="0cm" svg:width="27.809cm" svg:height="17.251cm" draw:z-index="60"><draw:image xlink:href="../images/3607_52.png" xlink:type="simple" xlink:show="embed" xlink:actuate="onLoad"/></draw:frame></text:p>
            <text:p text:style-name="P28">Рисунок 52 – АЧХ  эллиптического полосового фильтра</text:p>
            <text:p text:style-name="P25"><text:soft-page-break/><draw:frame draw:style-name="fr2" draw:name="Графический объект55" text:anchor-type="as-char" svg:y="0cm" svg:width="27.809cm" svg:height="17.251cm" draw:z-index="61"><draw:image xlink:href="../images/3607_53.png" xlink:type="simple" xlink:show="embed" xlink:actuate="onLoad"/></draw:frame></text:p>
            <text:p text:style-name="P28">Рисунок 53 – ФЧХ эллиптического полосового фильтра</text:p>
            <text:p text:style-name="P30">Входной сигнал для эллиптического режекторного фильтра 6 порядка с частотами среза 1 Гц и 3 Гц и допустимыми уровнями пульсаций в полосе пропускания и в полосе задерживания 5 дБ и 40 дБ соответственно представляет собой сумму трёх синусоид с частотами 0.5 Гц, 2.5 Гц и 4 Гц. На рисунке 10 показаны блоки, формирующие этот сигнал. На рисунке 12 показан спектр входного сигнала, а на рисунке 54 спектр выходного сигнала. Сигнал с частотой 2.5 Гц был отфильтрован.</text:p>
            <text:p text:style-name="P25"><text:soft-page-break/><draw:frame draw:style-name="fr2" draw:name="Графический объект56" text:anchor-type="as-char" svg:y="0cm" svg:width="27.809cm" svg:height="17.941cm" draw:z-index="62"><draw:image xlink:href="../images/3607_54.png" xlink:type="simple" xlink:show="embed" xlink:actuate="onLoad"/></draw:frame></text:p>
            <text:p text:style-name="P28">Рисунок 54 – Спектр выходного сигнала режекторного эллиптического фильтра</text:p>
            <text:p text:style-name="P26"><text:span text:style-name="T48">Результаты работы схемы полностью согласуются с частотными характеристиками соответствующего фильтра.</text:span> <text:span text:style-name="T48">АЧХ и ФЧХ эллиптического режекторного фильтра 6 порядка с частотами среза 1 Гц и 3 Гц  и допустимыми уровнями пульсаций в полосе пропускания и в полосе задерживания 5 дБ и 40 дБ соответственно</text:span> <text:span text:style-name="T48">представлены на рисунках 55 и 56.</text:span></text:p>
            <text:p text:style-name="P25"><text:soft-page-break/><draw:frame draw:style-name="fr2" draw:name="Графический объект57" text:anchor-type="as-char" svg:y="0cm" svg:width="27.809cm" svg:height="17.251cm" draw:z-index="63"><draw:image xlink:href="../images/3607_55.png" xlink:type="simple" xlink:show="embed" xlink:actuate="onLoad"/></draw:frame></text:p>
            <text:p text:style-name="P28">Рисунок 55 – АЧХ эллиптического режекторного фильтра</text:p>
            <text:p text:style-name="P25"><text:soft-page-break/><draw:frame draw:style-name="fr2" draw:name="Графический объект58" text:anchor-type="as-char" svg:y="0cm" svg:width="27.809cm" svg:height="17.251cm" draw:z-index="64"><draw:image xlink:href="../images/3607_56.png" xlink:type="simple" xlink:show="embed" xlink:actuate="onLoad"/></draw:frame></text:p>
            <text:p text:style-name="P28">Рисунок 56 – ФЧХ эллиптического режекторного фильтра</text:p>
            <text:p text:style-name="P30">Характерной особенностью эллиптического фильтра являются пульсации АЧХ как в полосе пропускания, так и в полосе подавления. Также отличием является то, что этот тип фильтра обладает очень крутым спадом АЧХ.</text:p>
            <text:p text:style-name="P25"/>
            <text:p text:style-name="P33">Сравнение различных классов фильтров</text:p>
            <text:p text:style-name="P26">На рисунках 57 – 60 наглядно показаны АЧХ каждого из классов фильтров нижних частот, верхних частот, полосовых и режекторных соответственно.</text:p>
            <text:p text:style-name="P32"><text:soft-page-break/><draw:frame draw:style-name="fr2" draw:name="Графический объект59" text:anchor-type="as-char" svg:y="0cm" svg:width="27.809cm" svg:height="17.251cm" draw:z-index="65"><draw:image xlink:href="../images/3607_57.png" xlink:type="simple" xlink:show="embed" xlink:actuate="onLoad"/></draw:frame></text:p>
            <text:p text:style-name="P28">Рисунок 57 – АЧХ фильтров нижних частот различных классов</text:p>
            <text:p text:style-name="P25"><text:soft-page-break/><draw:frame draw:style-name="fr2" draw:name="Графический объект60" text:anchor-type="as-char" svg:y="0cm" svg:width="27.809cm" svg:height="17.251cm" draw:z-index="66"><draw:image xlink:href="../images/3607_58.png" xlink:type="simple" xlink:show="embed" xlink:actuate="onLoad"/></draw:frame></text:p>
            <text:p text:style-name="P28">Рисунок 58 – АЧХ фильтров верхних частот различных классов</text:p>
            <text:p text:style-name="P25"><text:soft-page-break/><draw:frame draw:style-name="fr2" draw:name="Графический объект61" text:anchor-type="as-char" svg:y="0cm" svg:width="27.809cm" svg:height="17.251cm" draw:z-index="67"><draw:image xlink:href="../images/3607_59.png" xlink:type="simple" xlink:show="embed" xlink:actuate="onLoad"/></draw:frame></text:p>
            <text:p text:style-name="P28">Рисунок 59 – АЧХ полосовых фильтров различных классов</text:p>
            <text:p text:style-name="P25"><text:soft-page-break/><draw:frame draw:style-name="fr2" draw:name="Графический объект62" text:anchor-type="as-char" svg:y="0cm" svg:width="27.809cm" svg:height="17.251cm" draw:z-index="68"><draw:image xlink:href="../images/3607_60.png" xlink:type="simple" xlink:show="embed" xlink:actuate="onLoad"/></draw:frame></text:p>
            <text:p text:style-name="P28">Рисунок 60 – АЧХ режекторных фильтров различных классов</text:p>
            <text:p text:style-name="P26">На рисунках 61 – 64 изображены спектры входных сигналов и выходных сигналов, прошедших фильтрацию фильтром Баттерворта, Чебышева 1 рода, Чебышева 2 рода и эллиптическим соответственно. </text:p>
            <text:p text:style-name="P26">На вход фильтру подается сигнал, который представляет собой сумму двух синусоид с частотами 1 Гц и 4 Гц. </text:p>
            <text:p text:style-name="P30">На рисунке 61 изображен спектр входного сигнала (зеленый) и выходного сигнала (фиолетовый), прошедшего фильтрацию фильтром Баттерворта нижних частот 6 порядка с частотой среза 3 Гц.</text:p>
            <text:p text:style-name="P25"><text:soft-page-break/><draw:frame draw:style-name="fr2" draw:name="Графический объект63" text:anchor-type="as-char" svg:y="0cm" svg:width="27.809cm" svg:height="18.68cm" draw:z-index="69"><draw:image xlink:href="../images/3607_61.png" xlink:type="simple" xlink:show="embed" xlink:actuate="onLoad"/></draw:frame></text:p>
            <text:p text:style-name="P28">Рисунок 61 – Спектр входного (зеленый) и выходного (фиолетовый) сигналов</text:p>
            <text:p text:style-name="P30">На рисунке 62 изображен спектр входного сигнала (зеленый) и выходного сигнала (фиолетовый), прошедшего фильтрацию фильтром Чебышева 1 рода нижних частот 6 порядка с частотой среза 3 Гц и допустимым уровнем пульсаций в полосе пропускания 5 дБ.</text:p>
            <text:p text:style-name="P25"><text:soft-page-break/><draw:frame draw:style-name="fr2" draw:name="Графический объект64" text:anchor-type="as-char" svg:y="0cm" svg:width="27.809cm" svg:height="18.68cm" draw:z-index="70"><draw:image xlink:href="../images/3607_62.png" xlink:type="simple" xlink:show="embed" xlink:actuate="onLoad"/></draw:frame></text:p>
            <text:p text:style-name="P28">Рисунок 62 – Спектр входного (зеленый) и выходного (фиолетовый) сигналов</text:p>
            <text:p text:style-name="P30">На рисунке 63 изображен спектр входного сигнала (зеленый) и выходного сигнала (фиолетовый), прошедшего фильтрацию фильтром Чебышева 2 рода нижних частот 6 порядка с частотой среза 3 Гц и допустимым уровнем пульсаций в полосе задерживания 40 дБ.</text:p>
            <text:p text:style-name="P25"><text:soft-page-break/><draw:frame draw:style-name="fr2" draw:name="Графический объект65" text:anchor-type="as-char" svg:y="0cm" svg:width="27.809cm" svg:height="18.68cm" draw:z-index="71"><draw:image xlink:href="../images/3607_63.png" xlink:type="simple" xlink:show="embed" xlink:actuate="onLoad"/></draw:frame></text:p>
            <text:p text:style-name="P28">Рисунок 63 – Спектр входного (зеленый) и выходного (фиолетовый) сигналов</text:p>
            <text:p text:style-name="P30">На рисунке 64 изображен спектр входного сигнала (зеленый) и выходного сигнала (фиолетовый), прошедшего фильтрацию эллиптическим фильтром нижних частот 6 порядка с частотой среза 3 Гц и допустимыми уровнями пульсаций в полосе пропускания и в полосе задерживания 5 дБ и 40 дБ соответственно.</text:p>
            <text:p text:style-name="P25"><text:soft-page-break/><draw:frame draw:style-name="fr2" draw:name="Графический объект66" text:anchor-type="as-char" svg:y="0cm" svg:width="27.809cm" svg:height="18.68cm" draw:z-index="72"><draw:image xlink:href="../images/3607_64.png" xlink:type="simple" xlink:show="embed" xlink:actuate="onLoad"/></draw:frame></text:p>
            <text:p text:style-name="P28">Рисунок 64 – Спектр входного (зеленый) и выходного (фиолетовый) сигналов</text:p>
            <text:p text:style-name="P30">Как видно из графиков спектров, каждый из классов фильтров отфильтровал сигнал с частотой 4 Гц. Однако присутствует различие по уровню амплитуды, оставшегося сигнала с частотой 1 Гц, которое обусловлено наличием пульсаций в полосе пропускания у эллиптического фильтра и фильтра Чебышева 1 рода.</text:p>
          </table:table-cell>
          <table:covered-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mbria Math" svg:font-family="'Cambria Math'"/>
    <style:font-face style:name="Cambria1" svg:font-family="Cambria, serif"/>
    <style:font-face style:name="Mangal1" svg:font-family="Mangal"/>
    <style:font-face style:name="OpenSymbol" svg:font-family="OpenSymbol"/>
    <style:font-face style:name="Times New Roman2" svg:font-family="'Times New Roman', serif"/>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1cm" fo:line-height="150%"/>
      <style:text-properties style:font-name="Times New Roman1" fo:font-size="14pt" style:font-name-asian="Times New Roman2" style:font-size-asian="12pt" style:font-name-complex="Times New Roman2" style:font-size-complex="12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list-style-name="" style:class="text" style:master-page-name="">
      <style:paragraph-properties fo:margin-left="0cm" fo:margin-right="0cm" fo:margin-top="0cm" fo:margin-bottom="0cm" fo:text-indent="0cm" style:auto-text-indent="false" style:page-number="auto" fo:background-color="transparent">
        <style:tab-stops/>
        <style:background-image/>
      </style:paragraph-properties>
      <style:text-properties fo:color="#0000ff" style:font-name="Times New Roman1" fo:font-size="18pt" fo:font-weight="normal"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30cm" fo:page-height="30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Цифровой фильтр</dc:title>
    <dc:date>2016-10-17T13:32:02.42</dc:date>
    <meta:generator>OpenOffice/4.1.1$Win32 OpenOffice.org_project/411m6$Build-9775</meta:generator>
    <meta:editing-duration>P1DT13H59M38S</meta:editing-duration>
    <meta:editing-cycles>88</meta:editing-cycles>
    <dc:creator>ILYA KUBENSKIY</dc:creator>
    <meta:document-statistic meta:table-count="1" meta:image-count="66" meta:object-count="8" meta:page-count="65" meta:paragraph-count="219" meta:word-count="3611" meta:character-count="24283"/>
  </office:meta>
</office:document-meta>
</file>

<file path=Object 1/content.xml><?xml version="1.0" encoding="utf-8"?>
<math xmlns="http://www.w3.org/1998/Math/MathML">
  <semantics>
    <mrow>
      <mi>H</mi>
      <mrow>
        <mrow>
          <mrow>
            <mo stretchy="false">(</mo>
            <mrow>
              <mi>z</mi>
            </mrow>
            <mo stretchy="false">)</mo>
          </mrow>
          <mo stretchy="false">=</mo>
          <mfrac>
            <mrow>
              <mi>B</mi>
              <mrow>
                <mo stretchy="false">(</mo>
                <mrow>
                  <mi>z</mi>
                </mrow>
                <mo stretchy="false">)</mo>
              </mrow>
            </mrow>
            <mrow>
              <mi>A</mi>
              <mrow>
                <mo stretchy="false">(</mo>
                <mrow>
                  <mi>z</mi>
                </mrow>
                <mo stretchy="false">)</mo>
              </mrow>
            </mrow>
          </mfrac>
        </mrow>
        <mo stretchy="false">=</mo>
        <mfrac>
          <mrow>
            <mrow>
              <mrow>
                <mrow>
                  <mrow>
                    <mrow>
                      <msub>
                        <mi>b</mi>
                        <mrow>
                          <mn>0</mn>
                        </mrow>
                      </msub>
                    </mrow>
                    <mo stretchy="false">+</mo>
                    <mrow>
                      <msub>
                        <mi>b</mi>
                        <mrow>
                          <mn>1</mn>
                        </mrow>
                      </msub>
                      <mo stretchy="false">⋅</mo>
                      <msup>
                        <mi>z</mi>
                        <mrow>
                          <mrow>
                            <mo stretchy="false">−</mo>
                            <mn>1</mn>
                          </mrow>
                        </mrow>
                      </msup>
                    </mrow>
                  </mrow>
                  <mo stretchy="false">+</mo>
                  <mrow>
                    <msub>
                      <mi>b</mi>
                      <mrow>
                        <mn>2</mn>
                      </mrow>
                    </msub>
                    <mo stretchy="false">⋅</mo>
                    <msup>
                      <mi>z</mi>
                      <mrow>
                        <mrow>
                          <mo stretchy="false">−</mo>
                          <mn>2</mn>
                        </mrow>
                      </mrow>
                    </msup>
                  </mrow>
                </mrow>
                <mo stretchy="false">+</mo>
                <mn>...</mn>
              </mrow>
              <mo stretchy="false">+</mo>
              <mrow>
                <msub>
                  <mi>b</mi>
                  <mrow>
                    <mi>N</mi>
                  </mrow>
                </msub>
                <mo stretchy="false">⋅</mo>
                <msup>
                  <mi>z</mi>
                  <mrow>
                    <mrow>
                      <mo stretchy="false">−</mo>
                      <mi>N</mi>
                    </mrow>
                  </mrow>
                </msup>
              </mrow>
            </mrow>
          </mrow>
          <mrow>
            <mrow>
              <mrow>
                <mrow>
                  <mrow>
                    <mn>1</mn>
                    <mo stretchy="false">+</mo>
                    <mrow>
                      <msub>
                        <mi>a</mi>
                        <mrow>
                          <mn>1</mn>
                        </mrow>
                      </msub>
                      <mo stretchy="false">⋅</mo>
                      <msup>
                        <mi>z</mi>
                        <mrow>
                          <mrow>
                            <mo stretchy="false">−</mo>
                            <mn>1</mn>
                          </mrow>
                        </mrow>
                      </msup>
                    </mrow>
                  </mrow>
                  <mo stretchy="false">+</mo>
                  <mrow>
                    <msub>
                      <mi>a</mi>
                      <mrow>
                        <mn>2</mn>
                      </mrow>
                    </msub>
                    <mo stretchy="false">⋅</mo>
                    <msup>
                      <mi>z</mi>
                      <mrow>
                        <mrow>
                          <mo stretchy="false">−</mo>
                          <mn>2</mn>
                        </mrow>
                      </mrow>
                    </msup>
                  </mrow>
                </mrow>
                <mo stretchy="false">+</mo>
                <mn>...</mn>
              </mrow>
              <mo stretchy="false">+</mo>
              <mrow>
                <msub>
                  <mi>a</mi>
                  <mrow>
                    <mi>M</mi>
                  </mrow>
                </msub>
                <mo stretchy="false">⋅</mo>
                <msup>
                  <mi>z</mi>
                  <mrow>
                    <mrow>
                      <mo stretchy="false">−</mo>
                      <mi>M</mi>
                    </mrow>
                  </mrow>
                </msup>
              </mrow>
            </mrow>
          </mrow>
        </mfrac>
      </mrow>
    </mrow>
    <annotation encoding="StarMath 5.0">H(z)={B(z)} over {A(z)}={{b_{0}}+b_{1} cdot z^{-1}+b_{2} cdot z^{-2}+...+b_{N} cdot z^{-N} } over {1+a_{1} cdot z^{-1}+a_{2} cdot z^{-2}+...+a_{M} cdot z^{-M}}  </annotation>
  </semantics>
</math>
</file>

<file path=Object 2/content.xml><?xml version="1.0" encoding="utf-8"?>
<math xmlns="http://www.w3.org/1998/Math/MathML">
  <semantics>
    <mrow>
      <msub>
        <mi>G</mi>
        <mrow>
          <mi>b</mi>
        </mrow>
      </msub>
      <mrow>
        <mrow>
          <mo stretchy="false">(</mo>
          <mrow>
            <mo stretchy="false">ω</mo>
          </mrow>
          <mo stretchy="false">)</mo>
        </mrow>
        <mo stretchy="false">=</mo>
        <mfrac>
          <mrow>
            <msub>
              <mi>G</mi>
              <mrow>
                <mn>0</mn>
              </mrow>
            </msub>
          </mrow>
          <msqrt>
            <mrow>
              <mrow>
                <mn>1</mn>
                <mo stretchy="false">+</mo>
                <msup>
                  <mrow>
                    <mo stretchy="false">(</mo>
                    <mrow>
                      <mfrac>
                        <mrow>
                          <mo stretchy="false">ω</mo>
                        </mrow>
                        <mrow>
                          <msub>
                            <mo stretchy="false">ω</mo>
                            <mrow>
                              <mi>c</mi>
                            </mrow>
                          </msub>
                        </mrow>
                      </mfrac>
                    </mrow>
                    <mo stretchy="false">)</mo>
                  </mrow>
                  <mrow>
                    <mn>2n</mn>
                  </mrow>
                </msup>
              </mrow>
            </mrow>
          </msqrt>
        </mfrac>
      </mrow>
    </mrow>
    <annotation encoding="StarMath 5.0">G_{b}(%iomega )={G_{0}} over sqrt{1+({%iomega } over {%iomega _{c}} )^{2n}} </annotation>
  </semantics>
</math>
</file>

<file path=Object 3/content.xml><?xml version="1.0" encoding="utf-8"?>
<math xmlns="http://www.w3.org/1998/Math/MathML">
  <semantics>
    <mrow>
      <msub>
        <mi>G</mi>
        <mrow>
          <mi mathvariant="italic">c1</mi>
        </mrow>
      </msub>
      <mrow>
        <mrow>
          <mo stretchy="false">(</mo>
          <mrow>
            <mo stretchy="false">ω</mo>
          </mrow>
          <mo stretchy="false">)</mo>
        </mrow>
        <mo stretchy="false">=</mo>
        <mfrac>
          <mrow>
            <mn>1</mn>
          </mrow>
          <msqrt>
            <mrow>
              <mrow>
                <mn>1</mn>
                <mo stretchy="false">+</mo>
                <msup>
                  <mo stretchy="false">ε</mo>
                  <mrow>
                    <mn>2</mn>
                  </mrow>
                </msup>
              </mrow>
              <msubsup>
                <mi>T</mi>
                <mrow>
                  <mi>n</mi>
                </mrow>
                <mrow>
                  <mn>2</mn>
                </mrow>
              </msubsup>
              <mrow>
                <mo stretchy="false">(</mo>
                <mrow>
                  <mfrac>
                    <mrow>
                      <mo stretchy="false">ω</mo>
                    </mrow>
                    <mrow>
                      <msub>
                        <mo stretchy="false">ω</mo>
                        <mrow>
                          <mi>c</mi>
                        </mrow>
                      </msub>
                    </mrow>
                  </mfrac>
                </mrow>
                <mo stretchy="false">)</mo>
              </mrow>
            </mrow>
          </msqrt>
        </mfrac>
      </mrow>
    </mrow>
    <annotation encoding="StarMath 5.0">G_{c1}(%iomega )={1} over sqrt{1+%ivarepsilon ^{2}T^{2}_{n}({%iomega } over {%iomega _{c}} )} </annotation>
  </semantics>
</math>
</file>

<file path=Object 4/content.xml><?xml version="1.0" encoding="utf-8"?>
<math xmlns="http://www.w3.org/1998/Math/MathML">
  <semantics>
    <mrow>
      <msub>
        <mi>G</mi>
        <mrow>
          <mi mathvariant="italic">c1</mi>
        </mrow>
      </msub>
      <mrow>
        <mrow>
          <mo stretchy="false">(</mo>
          <mrow>
            <mo stretchy="false">ω</mo>
          </mrow>
          <mo stretchy="false">)</mo>
        </mrow>
        <mo stretchy="false">=</mo>
        <mfrac>
          <mrow>
            <mn>1</mn>
          </mrow>
          <mrow>
            <mrow>
              <mn>1</mn>
              <mo stretchy="false">+</mo>
              <msup>
                <mo stretchy="false">ε</mo>
                <mrow>
                  <mn>2</mn>
                </mrow>
              </msup>
            </mrow>
          </mrow>
        </mfrac>
      </mrow>
    </mrow>
    <annotation encoding="StarMath 5.0">G_{c1}(%iomega )={1} over {1+%ivarepsilon ^{2}}</annotation>
  </semantics>
</math>
</file>

<file path=Object 5/content.xml><?xml version="1.0" encoding="utf-8"?>
<math xmlns="http://www.w3.org/1998/Math/MathML">
  <semantics>
    <mrow>
      <msub>
        <mi>G</mi>
        <mrow>
          <mi mathvariant="italic">c1</mi>
        </mrow>
      </msub>
      <mrow>
        <mrow>
          <mo stretchy="false">(</mo>
          <mrow>
            <mo stretchy="false">ω</mo>
          </mrow>
          <mo stretchy="false">)</mo>
        </mrow>
        <mo stretchy="false">=</mo>
        <mfrac>
          <mrow>
            <mn>1</mn>
          </mrow>
          <mrow>
            <msqrt>
              <mrow>
                <mrow>
                  <mn>1</mn>
                  <mo stretchy="false">+</mo>
                  <msup>
                    <mo stretchy="false">ε</mo>
                    <mrow>
                      <mn>2</mn>
                    </mrow>
                  </msup>
                </mrow>
              </mrow>
            </msqrt>
          </mrow>
        </mfrac>
      </mrow>
    </mrow>
    <annotation encoding="StarMath 5.0">G_{c1}(%iomega )={1} over {sqrt{1+%ivarepsilon ^{2}}}</annotation>
  </semantics>
</math>
</file>

<file path=Object 6/content.xml><?xml version="1.0" encoding="utf-8"?>
<math xmlns="http://www.w3.org/1998/Math/MathML">
  <semantics>
    <mrow>
      <msub>
        <mi>G</mi>
        <mrow>
          <mi mathvariant="italic">c1</mi>
        </mrow>
      </msub>
      <mrow>
        <mrow>
          <mo stretchy="false">(</mo>
          <mrow>
            <mo stretchy="false">ω</mo>
          </mrow>
          <mo stretchy="false">)</mo>
        </mrow>
        <mo stretchy="false">=</mo>
        <mfrac>
          <mrow>
            <mn>1</mn>
          </mrow>
          <mrow>
            <msqrt>
              <mrow>
                <mrow>
                  <mn>1</mn>
                  <mo stretchy="false">+</mo>
                  <msup>
                    <mo stretchy="false">ε</mo>
                    <mrow>
                      <mn>2</mn>
                    </mrow>
                  </msup>
                </mrow>
              </mrow>
            </msqrt>
          </mrow>
        </mfrac>
      </mrow>
    </mrow>
    <annotation encoding="StarMath 5.0">G_{c1}(%iomega )={1} over {sqrt{1+%ivarepsilon ^{2}}}</annotation>
  </semantics>
</math>
</file>

<file path=Object 7/content.xml><?xml version="1.0" encoding="utf-8"?>
<math xmlns="http://www.w3.org/1998/Math/MathML">
  <semantics>
    <mrow>
      <msub>
        <mi>G</mi>
        <mrow>
          <mi>n</mi>
        </mrow>
      </msub>
      <mrow>
        <mrow>
          <mo stretchy="false">(</mo>
          <mrow>
            <mo stretchy="false">ω</mo>
          </mrow>
          <mo stretchy="false">)</mo>
        </mrow>
        <mo stretchy="false">=</mo>
        <mfrac>
          <mrow>
            <mn>1</mn>
          </mrow>
          <msqrt>
            <mrow>
              <mrow>
                <mn>1</mn>
                <mo stretchy="false">+</mo>
                <msup>
                  <mo stretchy="false">ε</mo>
                  <mrow>
                    <mn>2</mn>
                  </mrow>
                </msup>
              </mrow>
              <msubsup>
                <mi>R</mi>
                <mrow>
                  <mi>n</mi>
                </mrow>
                <mrow>
                  <mn>2</mn>
                </mrow>
              </msubsup>
              <mrow>
                <mo stretchy="false">(</mo>
                <mrow>
                  <mo stretchy="false">ξ</mo>
                  <mi>,</mi>
                  <mfrac>
                    <mrow>
                      <mo stretchy="false">ω</mo>
                    </mrow>
                    <mrow>
                      <msub>
                        <mo stretchy="false">ω</mo>
                        <mrow>
                          <mi>c</mi>
                        </mrow>
                      </msub>
                    </mrow>
                  </mfrac>
                </mrow>
                <mo stretchy="false">)</mo>
              </mrow>
            </mrow>
          </msqrt>
        </mfrac>
      </mrow>
    </mrow>
    <annotation encoding="StarMath 5.0">G_{n}(%iomega )={1} over sqrt{1+%ivarepsilon ^{2}R^{2}_{n}(%ixi, {%iomega } over {%iomega _{c}} )} </annotation>
  </semantics>
</math>
</file>

<file path=Object 8/content.xml><?xml version="1.0" encoding="utf-8"?>
<math xmlns="http://www.w3.org/1998/Math/MathML">
  <semantics>
    <mrow>
      <mfrac>
        <mrow>
          <mn>1</mn>
        </mrow>
        <mrow>
          <msqrt>
            <mrow>
              <mn>2</mn>
            </mrow>
          </msqrt>
        </mrow>
      </mfrac>
    </mrow>
    <annotation encoding="StarMath 5.0">{1} over {sqrt{2} }   </annotation>
  </semantics>
</math>
</file>